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line-height="100%" fo:break-before="page" fo:keep-with-next="always"/>
      <style:text-properties officeooo:paragraph-rsid="01c694eb"/>
    </style:style>
    <style:style style:name="P2" style:family="paragraph" style:parent-style-name="Text_20_body">
      <style:paragraph-properties fo:line-height="100%"/>
      <style:text-properties fo:language="pt" fo:country="BR" officeooo:rsid="01de79a1" officeooo:paragraph-rsid="01de79a1"/>
    </style:style>
    <style:style style:name="P3" style:family="paragraph" style:parent-style-name="Text_20_body" style:list-style-name="L1">
      <style:paragraph-properties fo:line-height="100%"/>
    </style:style>
    <style:style style:name="P4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line-height="100%"/>
      <style:text-properties officeooo:paragraph-rsid="01ec2f4e"/>
    </style:style>
    <style:style style:name="P6" style:family="paragraph" style:parent-style-name="Text_20_body" style:list-style-name="L2">
      <style:paragraph-properties fo:line-height="100%"/>
      <style:text-properties fo:color="#000000" loext:opacity="100%" style:font-name="Liberation Serif" fo:font-size="12pt" fo:font-weight="normal" officeooo:paragraph-rsid="01ec2f4e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paragraph-properties fo:line-height="100%"/>
    </style:style>
    <style:style style:name="P8" style:family="paragraph" style:parent-style-name="Text_20_body" style:list-style-name="L1">
      <style:paragraph-properties fo:line-height="100%" fo:break-before="page"/>
    </style:style>
    <style:style style:name="P9" style:family="paragraph" style:parent-style-name="Text_20_body" style:list-style-name="L1">
      <style:paragraph-properties fo:line-height="100%"/>
      <style:text-properties fo:color="#000000" loext:opacity="100%" style:font-name="Liberation Serif" fo:font-size="12pt" fo:font-weight="normal" officeooo:rsid="01f56024" officeooo:paragraph-rsid="01f56024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paragraph-properties fo:line-height="100%"/>
      <style:text-properties officeooo:paragraph-rsid="01ed5627"/>
    </style:style>
    <style:style style:name="P11" style:family="paragraph" style:parent-style-name="Text_20_body" style:list-style-name="L4">
      <style:paragraph-properties style:line-height-at-least="0cm"/>
      <style:text-properties officeooo:paragraph-rsid="01f0174b"/>
    </style:style>
    <style:style style:name="P12" style:family="paragraph" style:parent-style-name="Text_20_body" style:list-style-name="L5">
      <style:paragraph-properties fo:line-height="100%"/>
      <style:text-properties officeooo:paragraph-rsid="01f19395"/>
    </style:style>
    <style:style style:name="P13" style:family="paragraph" style:parent-style-name="Text_20_body" style:list-style-name="L6">
      <style:paragraph-properties fo:line-height="100%"/>
      <style:text-properties officeooo:paragraph-rsid="01f26b50"/>
    </style:style>
    <style:style style:name="P14" style:family="paragraph" style:parent-style-name="Text_20_body" style:list-style-name="L7">
      <style:paragraph-properties fo:line-height="100%"/>
    </style:style>
    <style:style style:name="P15" style:family="paragraph" style:parent-style-name="Text_20_body" style:list-style-name="L8">
      <style:paragraph-properties fo:line-height="100%"/>
      <style:text-properties officeooo:paragraph-rsid="001724c3"/>
    </style:style>
    <style:style style:name="P16" style:family="paragraph" style:parent-style-name="Text_20_body" style:list-style-name="L9">
      <style:paragraph-properties fo:line-height="100%"/>
      <style:text-properties officeooo:paragraph-rsid="00220f40"/>
    </style:style>
    <style:style style:name="P17" style:family="paragraph" style:parent-style-name="Text_20_body" style:list-style-name="L1">
      <style:paragraph-properties fo:line-height="100%"/>
      <style:text-properties officeooo:paragraph-rsid="01f3147c"/>
    </style:style>
    <style:style style:name="P18" style:family="paragraph" style:parent-style-name="Text_20_body" style:list-style-name="L10">
      <style:paragraph-properties fo:line-height="100%"/>
      <style:text-properties officeooo:paragraph-rsid="01fe0a7d"/>
    </style:style>
    <style:style style:name="P19" style:family="paragraph" style:parent-style-name="Text_20_body">
      <style:paragraph-properties fo:line-height="100%"/>
      <style:text-properties officeooo:paragraph-rsid="01de79a1"/>
    </style:style>
    <style:style style:name="P20" style:family="paragraph" style:parent-style-name="Heading_20_1">
      <style:paragraph-properties fo:line-height="100%" fo:break-before="page" fo:keep-with-next="always"/>
      <style:text-properties officeooo:paragraph-rsid="0017affa"/>
    </style:style>
    <style:style style:name="P21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017affa" fo:background-color="#1f1f1f"/>
    </style:style>
    <style:style style:name="P22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3" style:family="paragraph" style:parent-style-name="Text_20_body" style:list-style-name="L11">
      <style:paragraph-properties fo:margin-top="0cm" fo:margin-bottom="0.146cm" style:contextual-spacing="false" fo:line-height="100%"/>
      <style:text-properties officeooo:paragraph-rsid="0017affa"/>
    </style:style>
    <style:style style:name="P24" style:family="paragraph" style:parent-style-name="Text_20_body" style:list-style-name="L11">
      <style:paragraph-properties fo:line-height="100%"/>
      <style:text-properties officeooo:paragraph-rsid="0017affa"/>
    </style:style>
    <style:style style:name="P25" style:family="paragraph" style:parent-style-name="Heading_20_1">
      <style:paragraph-properties fo:line-height="100%" fo:keep-with-next="always"/>
      <style:text-properties officeooo:paragraph-rsid="0017affa"/>
    </style:style>
    <style:style style:name="P26" style:family="paragraph" style:parent-style-name="Text_20_body">
      <style:paragraph-properties fo:line-height="100%"/>
      <style:text-properties officeooo:paragraph-rsid="001c0cc9"/>
    </style:style>
    <style:style style:name="P27" style:family="paragraph" style:parent-style-name="Text_20_body" style:list-style-name="L12">
      <style:paragraph-properties fo:line-height="100%"/>
      <style:text-properties officeooo:paragraph-rsid="001c0cc9"/>
    </style:style>
    <style:style style:name="P28" style:family="paragraph" style:parent-style-name="Text_20_body" style:list-style-name="L13">
      <style:paragraph-properties fo:line-height="100%"/>
      <style:text-properties officeooo:paragraph-rsid="001c0cc9"/>
    </style:style>
    <style:style style:name="P29" style:family="paragraph" style:parent-style-name="Text_20_body" style:list-style-name="L14">
      <style:paragraph-properties fo:line-height="100%"/>
      <style:text-properties officeooo:paragraph-rsid="001c0cc9"/>
    </style:style>
    <style:style style:name="P30" style:family="paragraph" style:parent-style-name="Text_20_body" style:list-style-name="L15">
      <style:paragraph-properties fo:line-height="100%"/>
      <style:text-properties officeooo:paragraph-rsid="001c0cc9"/>
    </style:style>
    <style:style style:name="P31" style:family="paragraph" style:parent-style-name="Text_20_body" style:list-style-name="L16">
      <style:paragraph-properties fo:line-height="100%"/>
      <style:text-properties officeooo:paragraph-rsid="001c0cc9"/>
    </style:style>
    <style:style style:name="P32" style:family="paragraph" style:parent-style-name="Text_20_body" style:list-style-name="L17">
      <style:paragraph-properties fo:line-height="100%"/>
      <style:text-properties officeooo:paragraph-rsid="001c0cc9"/>
    </style:style>
    <style:style style:name="P33" style:family="paragraph" style:parent-style-name="Text_20_body" style:list-style-name="L18">
      <style:paragraph-properties fo:line-height="100%"/>
      <style:text-properties officeooo:paragraph-rsid="001c0cc9"/>
    </style:style>
    <style:style style:name="P34" style:family="paragraph" style:parent-style-name="Text_20_body" style:list-style-name="L19">
      <style:paragraph-properties fo:line-height="100%"/>
      <style:text-properties officeooo:paragraph-rsid="001c0cc9"/>
    </style:style>
    <style:style style:name="P35" style:family="paragraph" style:parent-style-name="Standard">
      <style:text-properties officeooo:paragraph-rsid="001c0cc9"/>
    </style:style>
    <style:style style:name="P36" style:family="paragraph" style:parent-style-name="Text_20_body">
      <style:paragraph-properties fo:line-height="100%"/>
      <style:text-properties officeooo:paragraph-rsid="001e1721"/>
    </style:style>
    <style:style style:name="P37" style:family="paragraph" style:parent-style-name="Standard" style:list-style-name="L20">
      <style:paragraph-properties fo:line-height="100%"/>
      <style:text-properties officeooo:paragraph-rsid="001c0cc9"/>
    </style:style>
    <style:style style:name="P38" style:family="paragraph" style:parent-style-name="Standard" style:list-style-name="L20">
      <style:paragraph-properties fo:line-height="100%"/>
      <style:text-properties fo:language="pt" fo:country="BR" officeooo:rsid="002dcb61" officeooo:paragraph-rsid="001c0cc9"/>
    </style:style>
    <style:style style:name="P39" style:family="paragraph" style:parent-style-name="Text_20_body" style:list-style-name="L20">
      <style:paragraph-properties fo:line-height="100%"/>
      <style:text-properties officeooo:paragraph-rsid="001fbf8c"/>
    </style:style>
    <style:style style:name="P40" style:family="paragraph" style:parent-style-name="Standard" style:list-style-name="L20">
      <style:paragraph-properties fo:line-height="100%"/>
      <style:text-properties fo:language="pt" fo:country="BR" officeooo:rsid="002dcb61" officeooo:paragraph-rsid="001fbf8c"/>
    </style:style>
    <style:style style:name="P41" style:family="paragraph" style:parent-style-name="Standard" style:list-style-name="L20">
      <style:paragraph-properties fo:line-height="100%"/>
      <style:text-properties officeooo:paragraph-rsid="001fbf8c"/>
    </style:style>
    <style:style style:name="P42" style:family="paragraph" style:parent-style-name="Text_20_body" style:list-style-name="L20">
      <style:paragraph-properties fo:line-height="100%"/>
      <style:text-properties officeooo:paragraph-rsid="00206773"/>
    </style:style>
    <style:style style:name="P43" style:family="paragraph" style:parent-style-name="Standard" style:list-style-name="L20">
      <style:paragraph-properties fo:line-height="100%"/>
      <style:text-properties officeooo:rsid="002dcb61" officeooo:paragraph-rsid="00206773"/>
    </style:style>
    <style:style style:name="P44" style:family="paragraph" style:parent-style-name="Standard" style:list-style-name="L20">
      <style:paragraph-properties fo:line-height="100%"/>
      <style:text-properties fo:language="pt" fo:country="BR" officeooo:rsid="0034beb8" officeooo:paragraph-rsid="00206773"/>
    </style:style>
    <style:style style:name="P45" style:family="paragraph" style:parent-style-name="Standard" style:list-style-name="L20">
      <style:paragraph-properties fo:line-height="100%"/>
      <style:text-properties fo:language="pt" fo:country="BR" officeooo:paragraph-rsid="00206773"/>
    </style:style>
    <style:style style:name="P46" style:family="paragraph" style:parent-style-name="Standard" style:list-style-name="L20">
      <style:paragraph-properties fo:line-height="100%"/>
      <style:text-properties fo:language="pt" fo:country="BR" style:text-underline-style="none" fo:font-weight="normal" officeooo:paragraph-rsid="00206773" style:font-weight-asian="normal" style:font-weight-complex="normal"/>
    </style:style>
    <style:style style:name="P47" style:family="paragraph" style:parent-style-name="Standard" style:list-style-name="L20">
      <style:paragraph-properties fo:line-height="100%"/>
      <style:text-properties fo:language="pt" fo:country="BR" officeooo:paragraph-rsid="001c0cc9"/>
    </style:style>
    <style:style style:name="P48" style:family="paragraph" style:parent-style-name="Standard" style:list-style-name="L20">
      <style:paragraph-properties fo:line-height="100%"/>
      <style:text-properties fo:language="pt" fo:country="BR" fo:font-weight="normal" officeooo:paragraph-rsid="00206773" style:font-weight-asian="normal" style:font-weight-complex="normal"/>
    </style:style>
    <style:style style:name="P49" style:family="paragraph" style:parent-style-name="Standard" style:list-style-name="L20">
      <style:paragraph-properties fo:line-height="100%"/>
      <style:text-properties officeooo:paragraph-rsid="00212577"/>
    </style:style>
    <style:style style:name="P50" style:family="paragraph" style:parent-style-name="Standard" style:list-style-name="L20">
      <style:paragraph-properties fo:line-height="100%"/>
      <style:text-properties fo:language="pt" fo:country="BR" officeooo:paragraph-rsid="00212577"/>
    </style:style>
    <style:style style:name="P51" style:family="paragraph" style:parent-style-name="Standard" style:list-style-name="L20">
      <style:paragraph-properties fo:line-height="100%"/>
      <style:text-properties officeooo:paragraph-rsid="00206773"/>
    </style:style>
    <style:style style:name="P52" style:family="paragraph" style:parent-style-name="Text_20_body">
      <style:paragraph-properties fo:line-height="100%"/>
      <style:text-properties officeooo:paragraph-rsid="002131dc"/>
    </style:style>
    <style:style style:name="T1" style:family="text">
      <style:text-properties style:font-name="Liberation Sans" fo:language="pt" fo:country="BR" officeooo:rsid="01c694eb" style:font-name-asian="Microsoft YaHei" style:font-name-complex="Mangal"/>
    </style:style>
    <style:style style:name="T2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Liberation Serif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dcdcaa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6" style:family="text">
      <style:text-properties fo:color="#cccccc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7" style:family="text">
      <style:text-properties fo:color="#ce9178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8" style:family="text">
      <style:text-properties fo:color="#569cd6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" style:family="text">
      <style:text-properties fo:color="#dcdcaa" loext:opacity="100%" style:font-name="Consolas" fo:font-size="10.5pt" fo:font-weight="normal" fo:background-color="#1f1f1f" loext:char-shading-value="0"/>
    </style:style>
    <style:style style:name="T10" style:family="text">
      <style:text-properties fo:color="#cccccc" loext:opacity="100%" style:font-name="Consolas" fo:font-size="10.5pt" fo:font-weight="normal" fo:background-color="#1f1f1f" loext:char-shading-value="0"/>
    </style:style>
    <style:style style:name="T11" style:family="text">
      <style:text-properties fo:color="#ce9178" loext:opacity="100%" style:font-name="Consolas" fo:font-size="10.5pt" fo:font-weight="normal" fo:background-color="#1f1f1f" loext:char-shading-value="0"/>
    </style:style>
    <style:style style:name="T12" style:family="text">
      <style:text-properties fo:color="#dcdcaa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3" style:family="text">
      <style:text-properties fo:color="#cccccc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4" style:family="text">
      <style:text-properties fo:color="#ce9178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15" style:family="text">
      <style:text-properties fo:language="pt" fo:country="BR" officeooo:rsid="01ec2f4e"/>
    </style:style>
    <style:style style:name="T16" style:family="text">
      <style:text-properties fo:language="pt" fo:country="BR" officeooo:rsid="01e0fd8e"/>
    </style:style>
    <style:style style:name="T17" style:family="text">
      <style:text-properties style:font-name="Mono" fo:language="pt" fo:country="BR" officeooo:rsid="01f756a9"/>
    </style:style>
    <style:style style:name="T18" style:family="text">
      <style:text-properties style:font-name="Mono" fo:language="pt" fo:country="BR" officeooo:rsid="01e0fd8e"/>
    </style:style>
    <style:style style:name="T19" style:family="text">
      <style:text-properties officeooo:rsid="01ec2f4e"/>
    </style:style>
    <style:style style:name="T20" style:family="text">
      <style:text-properties officeooo:rsid="01e0fd8e"/>
    </style:style>
    <style:style style:name="T21" style:family="text">
      <style:text-properties fo:color="#000000" loext:opacity="100%" style:font-name="Mono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Liberation Serif" fo:font-size="12pt" fo:font-weight="normal" officeooo:rsid="01ec2f4e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Liberation Serif" fo:font-size="12pt" fo:font-weight="normal" officeooo:rsid="01f54210" style:font-size-asian="12pt" style:font-weight-asian="normal" style:font-size-complex="12pt" style:font-weight-complex="normal"/>
    </style:style>
    <style:style style:name="T24" style:family="text">
      <style:text-properties officeooo:rsid="01ec73aa"/>
    </style:style>
    <style:style style:name="T25" style:family="text">
      <style:text-properties fo:color="#000000" loext:opacity="100%" style:font-name="Liberation Serif" fo:font-size="12pt" fo:language="pt" fo:country="BR" fo:font-weight="normal" officeooo:rsid="000e2760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Liberation Serif" fo:font-size="12pt" fo:font-weight="normal" officeooo:rsid="01f0236c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Liberation Serif" fo:font-size="12pt" fo:font-weight="normal" officeooo:rsid="01f0174b" style:font-size-asian="12pt" style:font-weight-asian="normal" style:font-size-complex="12pt" style:font-weight-complex="normal"/>
    </style:style>
    <style:style style:name="T28" style:family="text">
      <style:text-properties fo:color="#d7ba7d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loext:opacity="100%" style:font-name="Liberation Serif" fo:font-size="12pt" fo:font-weight="normal" officeooo:rsid="01f19395" style:font-size-asian="12pt" style:font-weight-asian="normal" style:font-size-complex="12pt" style:font-weight-complex="normal"/>
    </style:style>
    <style:style style:name="T30" style:family="text">
      <style:text-properties fo:color="#dcdcaa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1" style:family="text">
      <style:text-properties fo:color="#cccccc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2" style:family="text">
      <style:text-properties fo:color="#ce9178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3" style:family="text">
      <style:text-properties fo:color="#569cd6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Liberation Serif" fo:font-size="12pt" fo:font-weight="normal" officeooo:rsid="01ee2135" style:font-size-asian="12pt" style:font-weight-asian="normal" style:font-size-complex="12pt" style:font-weight-complex="normal"/>
    </style:style>
    <style:style style:name="T35" style:family="text">
      <style:text-properties fo:color="#dcdcaa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6" style:family="text">
      <style:text-properties fo:color="#cccccc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7" style:family="text">
      <style:text-properties fo:color="#ce917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8" style:family="text">
      <style:text-properties fo:color="#569cd6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39" style:family="text">
      <style:text-properties fo:color="#b5cea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40" style:family="text">
      <style:text-properties fo:color="#000000" loext:opacity="100%" style:font-name="Liberation Serif" fo:font-size="12pt" fo:language="pt" fo:country="BR" fo:font-weight="normal" officeooo:rsid="01f2774c" style:font-size-asian="12pt" style:font-weight-asian="normal" style:font-size-complex="12pt" style:font-weight-complex="normal"/>
    </style:style>
    <style:style style:name="T41" style:family="text">
      <style:text-properties fo:color="#dcdcaa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2" style:family="text">
      <style:text-properties fo:color="#cccccc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3" style:family="text">
      <style:text-properties fo:color="#ce9178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4" style:family="text">
      <style:text-properties fo:color="#569cd6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5" style:family="text">
      <style:text-properties fo:color="#d7ba7d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46" style:family="text">
      <style:text-properties fo:color="#000000" loext:opacity="100%" style:font-name="Liberation Serif" fo:font-size="12pt" fo:language="pt" fo:country="BR" fo:font-weight="normal" officeooo:rsid="001724c3" style:font-size-asian="12pt" style:font-weight-asian="normal" style:font-size-complex="12pt" style:font-weight-complex="normal"/>
    </style:style>
    <style:style style:name="T47" style:family="text">
      <style:text-properties fo:color="#cccccc" loext:opacity="100%" style:font-name="Consolas" fo:font-size="10.5pt" fo:language="pt" fo:country="BR" fo:font-weight="normal" officeooo:rsid="001724c3" fo:background-color="#1f1f1f" loext:char-shading-value="0" style:font-size-asian="12pt" style:font-weight-asian="normal" style:font-size-complex="12pt" style:font-weight-complex="normal"/>
    </style:style>
    <style:style style:name="T48" style:family="text">
      <style:text-properties fo:color="#000000" loext:opacity="100%" style:font-name="Liberation Serif" fo:font-size="12pt" fo:language="pt" fo:country="BR" fo:font-weight="bold" officeooo:rsid="000e2760" style:font-size-asian="12pt" style:font-weight-asian="bold" style:font-size-complex="12pt" style:font-weight-complex="bold"/>
    </style:style>
    <style:style style:name="T49" style:family="text">
      <style:text-properties fo:color="#000000" loext:opacity="100%" style:font-name="Liberation Serif" fo:font-size="12pt" fo:language="pt" fo:country="BR" fo:font-weight="normal" officeooo:rsid="00220f40" style:font-size-asian="12pt" style:font-weight-asian="normal" style:font-size-complex="12pt" style:font-weight-complex="normal"/>
    </style:style>
    <style:style style:name="T50" style:family="text">
      <style:text-properties fo:color="#dcdcaa" loext:opacity="100%" style:font-name="Consolas" fo:font-size="10.5pt" fo:language="pt" fo:country="BR" fo:font-weight="normal" officeooo:rsid="00220f40" fo:background-color="#1f1f1f" loext:char-shading-value="0" style:font-size-asian="12pt" style:font-weight-asian="normal" style:font-size-complex="12pt" style:font-weight-complex="normal"/>
    </style:style>
    <style:style style:name="T51" style:family="text">
      <style:text-properties fo:color="#c586c0" loext:opacity="100%" style:font-name="Consolas" fo:font-size="10.5pt" fo:font-weight="normal" fo:background-color="#1f1f1f" loext:char-shading-value="0"/>
    </style:style>
    <style:style style:name="T52" style:family="text">
      <style:text-properties fo:color="#569cd6" loext:opacity="100%" style:font-name="Consolas" fo:font-size="10.5pt" fo:font-weight="normal" fo:background-color="#1f1f1f" loext:char-shading-value="0"/>
    </style:style>
    <style:style style:name="T53" style:family="text">
      <style:text-properties fo:color="#d4d4d4" loext:opacity="100%" style:font-name="Consolas" fo:font-size="10.5pt" fo:font-weight="normal" fo:background-color="#1f1f1f" loext:char-shading-value="0"/>
    </style:style>
    <style:style style:name="T54" style:family="text">
      <style:text-properties fo:color="#6a9955" loext:opacity="100%" style:font-name="Consolas" fo:font-size="10.5pt" fo:font-weight="normal" fo:background-color="#1f1f1f" loext:char-shading-value="0"/>
    </style:style>
    <style:style style:name="T55" style:family="text">
      <style:text-properties fo:color="#6a9955" loext:opacity="100%" style:font-name="Consolas" fo:font-size="10.5pt" fo:font-weight="normal" officeooo:rsid="0023b8f7" fo:background-color="#1f1f1f" loext:char-shading-value="0"/>
    </style:style>
    <style:style style:name="T56" style:family="text">
      <style:text-properties fo:color="#000000" loext:opacity="100%" style:font-name="Liberation Serif" fo:font-size="12pt" fo:font-weight="normal" officeooo:rsid="01fe0a7d" style:font-size-asian="12pt" style:font-weight-asian="normal" style:font-size-complex="12pt" style:font-weight-complex="normal"/>
    </style:style>
    <style:style style:name="T57" style:family="text">
      <style:text-properties fo:color="#569cd6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58" style:family="text">
      <style:text-properties fo:color="#dcdcaa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59" style:family="text">
      <style:text-properties fo:color="#ce9178" loext:opacity="100%" style:font-name="Consolas" fo:font-size="10.5pt" fo:font-weight="normal" officeooo:rsid="01fe0a7d" fo:background-color="#1f1f1f" loext:char-shading-value="0" style:font-size-asian="12pt" style:font-weight-asian="normal" style:font-size-complex="12pt" style:font-weight-complex="normal"/>
    </style:style>
    <style:style style:name="T60" style:family="text">
      <style:text-properties style:font-name="Liberation Sans" fo:language="pt" fo:country="BR" officeooo:rsid="0017affa" style:font-name-asian="Microsoft YaHei" style:font-name-complex="Mangal"/>
    </style:style>
    <style:style style:name="T61" style:family="text">
      <style:text-properties fo:color="#569cd6" loext:opacity="100%"/>
    </style:style>
    <style:style style:name="T62" style:family="text">
      <style:text-properties officeooo:rsid="0019045c"/>
    </style:style>
    <style:style style:name="T63" style:family="text">
      <style:text-properties fo:color="#d4d4d4" loext:opacity="100%"/>
    </style:style>
    <style:style style:name="T64" style:family="text">
      <style:text-properties officeooo:rsid="001a883f"/>
    </style:style>
    <style:style style:name="T65" style:family="text">
      <style:text-properties fo:font-variant="normal" fo:text-transform="none" fo:color="#000000" loext:opacity="100%" style:font-name="apple-system" fo:font-size="14pt" fo:letter-spacing="normal" fo:font-style="normal" fo:font-weight="normal"/>
    </style:style>
    <style:style style:name="T66" style:family="text">
      <style:text-properties fo:font-size="12pt" fo:language="pt" fo:country="BR" fo:font-weight="normal" officeooo:rsid="0028eeb8" style:font-size-asian="12pt" style:font-weight-asian="normal" style:font-size-complex="12pt" style:font-weight-complex="normal"/>
    </style:style>
    <style:style style:name="T67" style:family="text">
      <style:text-properties fo:font-size="12pt" fo:language="pt" fo:country="BR" fo:font-weight="bold" officeooo:rsid="0028eeb8" style:font-size-asian="12pt" style:font-weight-asian="bold" style:font-size-complex="12pt" style:font-weight-complex="bold"/>
    </style:style>
    <style:style style:name="T68" style:family="text">
      <style:text-properties fo:language="pt" fo:country="BR" officeooo:rsid="0028eeb8"/>
    </style:style>
    <style:style style:name="T69" style:family="text">
      <style:text-properties fo:color="#2a6099" loext:opacity="100%" fo:language="pt" fo:country="BR"/>
    </style:style>
    <style:style style:name="T70" style:family="text">
      <style:text-properties fo:language="pt" fo:country="BR"/>
    </style:style>
    <style:style style:name="T71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72" style:family="text">
      <style:text-properties fo:color="#cccccc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73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74" style:family="text">
      <style:text-properties fo:color="#dcdcaa" loext:opacity="100%" style:font-name="Consolas" fo:font-size="12pt" fo:language="pt" fo:country="BR" fo:font-weight="normal" officeooo:rsid="006b8886" fo:background-color="#1f1f1f" loext:char-shading-value="0" style:font-size-asian="12pt" style:font-size-complex="12pt"/>
    </style:style>
    <style:style style:name="T75" style:family="text">
      <style:text-properties fo:color="#2a6099" loext:opacity="100%" fo:language="pt" fo:country="BR" officeooo:rsid="006f9193"/>
    </style:style>
    <style:style style:name="T76" style:family="text">
      <style:text-properties fo:color="#2a6099" loext:opacity="100%" fo:language="pt" fo:country="BR" officeooo:rsid="0028eeb8"/>
    </style:style>
    <style:style style:name="T77" style:family="text">
      <style:text-properties fo:color="#dcdcaa" loext:opacity="100%" style:font-name="Consolas" fo:font-size="12pt" fo:language="pt" fo:country="BR" fo:font-weight="normal" officeooo:rsid="0028eeb8" fo:background-color="#1f1f1f" loext:char-shading-value="0" style:font-size-asian="12pt" style:font-size-complex="12pt"/>
    </style:style>
    <style:style style:name="T78" style:family="text">
      <style:text-properties fo:color="#cccccc" loext:opacity="100%" style:font-name="Consolas" fo:font-size="12pt" fo:language="pt" fo:country="BR" fo:font-weight="normal" officeooo:rsid="0028eeb8" fo:background-color="#1f1f1f" loext:char-shading-value="0" style:font-size-asian="12pt" style:font-size-complex="12pt"/>
    </style:style>
    <style:style style:name="T79" style:family="text">
      <style:text-properties fo:color="#9cdcfe" loext:opacity="100%" style:font-name="Consolas" fo:font-size="12pt" fo:language="pt" fo:country="BR" fo:font-weight="normal" officeooo:rsid="0028eeb8" fo:background-color="#1f1f1f" loext:char-shading-value="0" style:font-size-asian="12pt" style:font-size-complex="12pt"/>
    </style:style>
    <style:style style:name="T80" style:family="text">
      <style:text-properties fo:color="#dcdcaa" loext:opacity="100%" style:font-name="Consolas" fo:font-size="12pt" fo:language="pt" fo:country="BR" fo:font-weight="normal" officeooo:rsid="0079bc88" fo:background-color="#1f1f1f" loext:char-shading-value="0" style:font-size-asian="12pt" style:font-size-complex="12pt"/>
    </style:style>
    <style:style style:name="T81" style:family="text">
      <style:text-properties fo:language="pt" fo:country="BR" officeooo:rsid="006f9193"/>
    </style:style>
    <style:style style:name="T82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83" style:family="text">
      <style:text-properties fo:color="#2a6099" loext:opacity="100%" fo:language="pt" fo:country="BR" officeooo:rsid="00713ae5"/>
    </style:style>
    <style:style style:name="T84" style:family="text">
      <style:text-properties fo:color="#2a6099" loext:opacity="100%" fo:language="pt" fo:country="BR" officeooo:rsid="00830a27"/>
    </style:style>
    <style:style style:name="T85" style:family="text">
      <style:text-properties fo:color="#ffff00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86" style:family="text">
      <style:text-properties fo:color="#2a6099" loext:opacity="100%" fo:language="pt" fo:country="BR" officeooo:rsid="007516ec"/>
    </style:style>
    <style:style style:name="T87" style:family="text">
      <style:text-properties style:font-name="Liberation Serif" fo:language="pt" fo:country="BR"/>
    </style:style>
    <style:style style:name="T88" style:family="text">
      <style:text-properties fo:color="#dcdcaa" loext:opacity="100%" style:font-name="Consolas" fo:font-size="10.5pt" fo:language="pt" fo:country="BR" fo:font-weight="normal" officeooo:rsid="0073712b" fo:background-color="#1f1f1f" loext:char-shading-value="0"/>
    </style:style>
    <style:style style:name="T89" style:family="text">
      <style:text-properties fo:color="#cccccc" loext:opacity="100%" style:font-name="Consolas" fo:font-size="10.5pt" fo:language="pt" fo:country="BR" fo:font-weight="normal" officeooo:rsid="0073712b" fo:background-color="#1f1f1f" loext:char-shading-value="0"/>
    </style:style>
    <style:style style:name="T90" style:family="text">
      <style:text-properties fo:color="#9cdcfe" loext:opacity="100%" style:font-name="Consolas" fo:font-size="10.5pt" fo:language="pt" fo:country="BR" fo:font-weight="normal" officeooo:rsid="0073712b" fo:background-color="#1f1f1f" loext:char-shading-value="0"/>
    </style:style>
    <style:style style:name="T91" style:family="text">
      <style:text-properties fo:color="#dcdcaa" loext:opacity="100%" style:font-name="Consolas" fo:font-size="10.5pt" fo:language="pt" fo:country="BR" fo:font-weight="normal" officeooo:rsid="007516ec" fo:background-color="#1f1f1f" loext:char-shading-value="0"/>
    </style:style>
    <style:style style:name="T92" style:family="text">
      <style:text-properties fo:color="#d4d4d4" loext:opacity="100%" style:font-name="Consolas" fo:font-size="10.5pt" fo:language="pt" fo:country="BR" fo:font-weight="normal" officeooo:rsid="0073712b" fo:background-color="#1f1f1f" loext:char-shading-value="0"/>
    </style:style>
    <style:style style:name="T93" style:family="text">
      <style:text-properties fo:color="#9cdcfe" loext:opacity="100%" style:font-name="Consolas" fo:font-size="12pt" fo:language="pt" fo:country="BR" fo:font-weight="normal" officeooo:rsid="0075b12b" fo:background-color="#1f1f1f" loext:char-shading-value="0" style:font-size-asian="12pt" style:font-size-complex="12pt"/>
    </style:style>
    <style:style style:name="T94" style:family="text">
      <style:text-properties fo:language="pt" fo:country="BR" fo:font-weight="bold" style:font-weight-asian="bold" style:font-weight-complex="bold"/>
    </style:style>
    <style:style style:name="T95" style:family="text">
      <style:text-properties fo:language="pt" fo:country="BR" officeooo:rsid="00913cf1"/>
    </style:style>
    <style:style style:name="T96" style:family="text">
      <style:text-properties fo:language="pt" fo:country="BR" fo:font-weight="normal" style:font-weight-asian="normal" style:font-weight-complex="normal"/>
    </style:style>
    <style:style style:name="T97" style:family="text">
      <style:text-properties fo:language="pt" fo:country="BR" fo:font-weight="normal" officeooo:rsid="00913cf1" style:font-weight-asian="normal" style:font-weight-complex="normal"/>
    </style:style>
    <style:style style:name="T98" style:family="text">
      <style:text-properties fo:language="pt" fo:country="BR" fo:font-style="normal" officeooo:rsid="00913cf1" style:font-style-asian="normal" style:font-style-complex="normal"/>
    </style:style>
    <style:style style:name="T99" style:family="text">
      <style:text-properties fo:language="pt" fo:country="BR" fo:font-style="normal" fo:font-weight="normal" officeooo:rsid="00913cf1" style:font-style-asian="normal" style:font-weight-asian="normal" style:font-style-complex="normal" style:font-weight-complex="normal"/>
    </style:style>
    <style:style style:name="T100" style:family="text">
      <style:text-properties fo:language="pt" fo:country="BR" officeooo:rsid="001c7cab"/>
    </style:style>
    <style:style style:name="T101" style:family="text">
      <style:text-properties officeooo:rsid="001e1721"/>
    </style:style>
    <style:style style:name="T102" style:family="text">
      <style:text-properties fo:language="pt" fo:country="BR" officeooo:rsid="002d1e95"/>
    </style:style>
    <style:style style:name="T103" style:family="text">
      <style:text-properties fo:language="pt" fo:country="BR" officeooo:rsid="002dcb61"/>
    </style:style>
    <style:style style:name="T104" style:family="text">
      <style:text-properties fo:language="pt" fo:country="BR" fo:font-weight="bold" officeooo:rsid="002d1e95" style:font-weight-asian="bold" style:font-weight-complex="bold"/>
    </style:style>
    <style:style style:name="T105" style:family="text">
      <style:text-properties officeooo:rsid="00368f16"/>
    </style:style>
    <style:style style:name="T106" style:family="text">
      <style:text-properties officeooo:rsid="001fbf8c"/>
    </style:style>
    <style:style style:name="T107" style:family="text">
      <style:text-properties fo:language="pt" fo:country="BR" officeooo:rsid="001fbf8c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language="pt" fo:country="BR" officeooo:rsid="00368f16"/>
    </style:style>
    <style:style style:name="T110" style:family="text">
      <style:text-properties fo:language="pt" fo:country="BR" officeooo:rsid="00206773"/>
    </style:style>
    <style:style style:name="T111" style:family="text">
      <style:text-properties fo:language="pt" fo:country="BR" officeooo:rsid="00320908"/>
    </style:style>
    <style:style style:name="T112" style:family="text">
      <style:text-properties fo:language="pt" fo:country="BR" officeooo:rsid="0033abca"/>
    </style:style>
    <style:style style:name="T113" style:family="text">
      <style:text-properties officeooo:rsid="00206773"/>
    </style:style>
    <style:style style:name="T114" style:family="text">
      <style:text-properties fo:font-weight="normal" officeooo:rsid="00206773" style:font-weight-asian="normal" style:font-weight-complex="normal"/>
    </style:style>
    <style:style style:name="T115" style:family="text">
      <style:text-properties style:text-underline-style="none" fo:font-weight="normal" style:font-weight-asian="normal" style:font-weight-complex="normal"/>
    </style:style>
    <style:style style:name="T116" style:family="text">
      <style:text-properties style:text-underline-style="none" fo:font-weight="normal" officeooo:rsid="00206773" style:font-weight-asian="normal" style:font-weight-complex="normal"/>
    </style:style>
    <style:style style:name="T117" style:family="text">
      <style:text-properties fo:language="pt" fo:country="BR" officeooo:rsid="002e6eb9"/>
    </style:style>
    <style:style style:name="T118" style:family="text">
      <style:text-properties fo:language="pt" fo:country="BR" officeooo:rsid="002ec4fb"/>
    </style:style>
    <style:style style:name="T119" style:family="text">
      <style:text-properties fo:font-weight="bold" officeooo:rsid="002fc707" style:font-weight-asian="bold" style:font-weight-complex="bold"/>
    </style:style>
    <style:style style:name="T120" style:family="text">
      <style:text-properties officeooo:rsid="002fc707"/>
    </style:style>
    <style:style style:name="T121" style:family="text">
      <style:text-properties officeooo:rsid="00387c15"/>
    </style:style>
    <style:style style:name="T122" style:family="text">
      <style:text-properties officeooo:rsid="003cca66"/>
    </style:style>
    <style:style style:name="T123" style:family="text">
      <style:text-properties officeooo:rsid="0038e157"/>
    </style:style>
    <style:style style:name="T124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25" style:family="text">
      <style:text-properties style:font-name="Mono" fo:language="pt" fo:country="BR"/>
    </style:style>
    <style:style style:name="T126" style:family="text">
      <style:text-properties fo:color="#2a6099" loext:opacity="100%" style:font-name="Mono" fo:language="pt" fo:country="BR"/>
    </style:style>
    <style:style style:name="T127" style:family="text">
      <style:text-properties style:font-name="Liberation Serif" fo:language="pt" fo:country="BR" officeooo:rsid="000b1687"/>
    </style:style>
    <style:style style:name="T128" style:family="text">
      <style:text-properties style:font-name="Mono" fo:language="pt" fo:country="BR" fo:background-color="#eeeeee" loext:char-shading-value="0"/>
    </style:style>
    <style:style style:name="T129" style:family="text">
      <style:text-properties style:font-name="Liberation Serif" fo:language="pt" fo:country="BR" fo:background-color="#eeeeee" loext:char-shading-value="0"/>
    </style:style>
    <style:style style:name="T130" style:family="text">
      <style:text-properties style:font-name="Liberation Serif" fo:language="pt" fo:country="BR" officeooo:rsid="002131dc"/>
    </style:style>
    <style:style style:name="T131" style:family="text">
      <style:text-properties style:font-name="Liberation Serif" fo:language="pt" fo:country="BR" fo:font-weight="normal" style:font-weight-asian="normal" style:font-weight-complex="normal"/>
    </style:style>
    <style:style style:name="T132" style:family="text">
      <style:text-properties style:font-name="Liberation Serif" fo:language="pt" fo:country="BR" fo:font-weight="normal" officeooo:rsid="002131dc" style:font-weight-asian="normal" style:font-weight-complex="normal"/>
    </style:style>
    <style:style style:name="T133" style:family="text">
      <style:text-properties style:font-name="Mono" fo:language="pt" fo:country="BR" fo:font-weight="bold" style:font-weight-asian="bold" style:font-weight-complex="bold"/>
    </style:style>
    <style:style style:name="T134" style:family="text">
      <style:text-properties style:font-name="Liberation Serif" fo:language="pt" fo:country="BR" fo:font-style="normal" fo:font-weight="normal" style:font-style-asian="normal" style:font-weight-asian="normal" style:font-style-complex="normal" style:font-weight-complex="normal"/>
    </style:style>
    <style:style style:name="T135" style:family="text">
      <style:text-properties style:font-name="Liberation Serif" fo:language="pt" fo:country="BR" fo:font-weight="bold" style:font-weight-asian="bold" style:font-weight-complex="bold"/>
    </style:style>
    <style:style style:name="T136" style:family="text">
      <style:text-properties fo:color="#cccccc" loext:opacity="100%" style:font-name="Liberation Serif" fo:font-size="10.5pt" fo:language="pt" fo:country="BR" fo:font-weight="normal" officeooo:rsid="0034e4e1" fo:background-color="#1f1f1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Roteiro: preparar servidor de hospedagem de aplicações</text:span></text:span></text:h>
      <text:p text:style-name="P2"><text:span text:style-name="Strong_20_Emphasis"><text:span text:style-name="T2"/></text:span></text:p>
      <text:p text:style-name="P2"><text:span text:style-name="Strong_20_Emphasis"><text:span text:style-name="T3">Ordem</text:span></text:span><text:span text:style-name="T3">: OS → segurança → servidor web → PHP → DB → deploy → SSL → monitoração.</text:span></text:p>
      <text:p text:style-name="P2"><text:span text:style-name="T4"/></text:p>
      <text:list xml:id="list3691067081" text:style-name="L1">
        <text:list-item>
          <text:p text:style-name="P3"><text:span text:style-name="Strong_20_Emphasis"><text:span text:style-name="T3">Provisionamento da infraestrutura</text:span></text:span></text:p>
          <text:list>
            <text:list-item>
              <text:p text:style-name="P3"><text:span text:style-name="Strong_20_Emphasis"><text:span text:style-name="T2">Instanciar a VM</text:span></text:span><text:span text:style-name="T2"> (ou container, se for o caso): escolha de fornecedor (AWS, Azure, GCP, DigitalOcean etc.), tamanho de CPU/RAM/disco, zona/região.</text:span></text:p>
            </text:list-item>
            <text:list-item>
              <text:p text:style-name="P3"><text:span text:style-name="Strong_20_Emphasis"><text:span text:style-name="T2">Configurar rede e firewall</text:span></text:span><text:span text:style-name="T2">: definir regras de entrada e saída (por exemplo, abrir apenas portas 22/80/443), habilitar o UFW ou firewall.</text:span></text:p>
            </text:list-item>
            <text:list-item>
              <text:p text:style-name="P3"><text:span text:style-name="Strong_20_Emphasis"><text:span text:style-name="T2">Particionamento e swap</text:span></text:span><text:span text:style-name="T2"> (opcional): criar partições separadas (</text:span><text:span text:style-name="Source_20_Text"><text:span text:style-name="T2">/</text:span></text:span><text:span text:style-name="T2">, </text:span><text:span text:style-name="Source_20_Text"><text:span text:style-name="T2">/var</text:span></text:span><text:span text:style-name="T2">, </text:span><text:span text:style-name="Source_20_Text"><text:span text:style-name="T2">/home</text:span></text:span><text:span text:style-name="T2">) e swap, caso necessário para memória.</text:span></text:p>
            </text:list-item>
          </text:list>
        </text:list-item>
        <text:list-item>
          <text:p text:style-name="P3"><text:span text:style-name="Strong_20_Emphasis"><text:span text:style-name="T3">Instalação do sistema operacional</text:span></text:span></text:p>
          <text:list>
            <text:list-item>
              <text:p text:style-name="P4">Instalar Debian (ou outra distro Linux) mínimo, sem pacotes extras desnecessários.</text:p>
            </text:list-item>
            <text:list-item>
              <text:p text:style-name="P3"><text:span text:style-name="Strong_20_Emphasis"><text:span text:style-name="T2">Atualizar pacotes</text:span></text:span><text:span text:style-name="T2"> imediatamente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update</text:span></text:span><text:span text:style-name="Source_20_Text"><text:span text:style-name="T6"> &amp;&amp; </text:span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upgrade</text:span></text:span><text:span text:style-name="Source_20_Text"><text:span text:style-name="T6"> </text:span></text:span><text:span text:style-name="Source_20_Text"><text:span text:style-name="T8">-y</text:span></text:span></text:p>
            </text:list-item>
            <text:list-item>
              <text:p text:style-name="P3"><text:span text:style-name="Strong_20_Emphasis"><text:span text:style-name="T2">Configurar fuso-horário</text:span></text:span><text:span text:style-name="T2"> e locale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timedatectl</text:span></text:span><text:span text:style-name="Source_20_Text"><text:span text:style-name="T6"> </text:span></text:span><text:span text:style-name="Source_20_Text"><text:span text:style-name="T7">set-timezone</text:span></text:span><text:span text:style-name="Source_20_Text"><text:span text:style-name="T6"> </text:span></text:span><text:span text:style-name="Source_20_Text"><text:span text:style-name="T7">America/Sao_Paulo<text:line-break/></text:span></text:span><text:span text:style-name="T9">sudo</text:span><text:span text:style-name="T10"> </text:span><text:span text:style-name="T11">locale-gen</text:span><text:span text:style-name="T10"> </text:span><text:span text:style-name="T11">pt_BR.UTF-8</text:span></text:p>
            </text:list-item>
          </text:list>
        </text:list-item>
        <text:list-item>
          <text:p text:style-name="P3"><text:span text:style-name="Strong_20_Emphasis"><text:span text:style-name="T3">Configuração de segurança básica</text:span></text:span></text:p>
          <text:list>
            <text:list-item>
              <text:p text:style-name="P3"><text:span text:style-name="Strong_20_Emphasis"><text:span text:style-name="T2">Autenticação por chaves SSH</text:span></text:span><text:span text:style-name="T2">: desabilitar login por senha em<text:line-break/></text:span><text:span text:style-name="T12">/etc/ssh/sshd_config</text:span><text:span text:style-name="T13"> (PasswordAuthentication </text:span><text:span text:style-name="T14">no</text:span><text:span text:style-name="T13">).</text:span></text:p>
            </text:list-item>
            <text:list-item>
              <text:p text:style-name="P3"><text:span text:style-name="Strong_20_Emphasis"><text:span text:style-name="T2">Instalar e configurar Fail2Ban</text:span></text:span><text:span text:style-name="T2"> para mitigar tentativas de brute-force.</text:span></text:p>
            </text:list-item>
            <text:list-item>
              <text:p text:style-name="P3"><text:span text:style-name="Strong_20_Emphasis"><text:span text:style-name="T2">Configurar updates automáticos</text:span></text:span><text:span text:style-name="T2"> para correções de segurança (unattended-upgrades).</text:span></text:p>
            </text:list-item>
          </text:list>
        </text:list-item>
        <text:list-item>
          <text:p text:style-name="P3"><text:span text:style-name="Strong_20_Emphasis"><text:span text:style-name="T3">Instalação do servidor HTTP</text:span></text:span></text:p>
          <text:list>
            <text:list-item>
              <text:p text:style-name="P5"><text:span text:style-name="Strong_20_Emphasis"><text:span text:style-name="T2">Apache</text:span></text:span><text:span text:style-name="T2"> ou </text:span><text:span text:style-name="Strong_20_Emphasis"><text:span text:style-name="T2">Nginx</text:span></text:span><text:span text:style-name="T2">, conforme preferência.</text:span></text:p>
            </text:list-item>
          </text:list>
        </text:list-item>
      </text:list>
      <text:list text:style-name="L2">
        <text:list-item>
          <text:list>
            <text:list-item>
              <text:p text:style-name="P6"><text:span text:style-name="T15">alterar</text:span><text:span text:style-name="T16"> arquivo de configuração (</text:span><text:span text:style-name="T17">httpd.</text:span><text:span text:style-name="T18">config</text:span><text:span text:style-name="T16">) para </text:span>desabilitar o “directory listing”: Proteger a árvore de diretórios d<text:span text:style-name="T19">as</text:span> aplicaç<text:span text:style-name="T19">ões</text:span> contra acesso direto via navegador, <text:span text:style-name="T20">para </text:span>evita<text:span text:style-name="T20">r</text:span> que alguém visualize ou navegue pelas pastas do servidor, o que poderia expor arquivos sensíveis.</text:p>
              <text:list>
                <text:list-item>
                  <text:p text:style-name="P7"><text:span text:style-name="T2">No Apache: desativar </text:span><text:span text:style-name="Strong_20_Emphasis"><text:span text:style-name="T2">Indexes</text:span></text:span><text:span text:style-name="T2"> (</text:span><text:span text:style-name="Source_20_Text"><text:span text:style-name="T21">Options -Indexes</text:span></text:span><text:span text:style-name="T2">)</text:span><text:span text:style-name="T22">, </text:span><text:span text:style-name="T2">ativar módulos </text:span><text:span text:style-name="T3">essenciais</text:span><text:span text:style-name="T2"> (</text:span><text:span text:style-name="Source_20_Text"><text:span text:style-name="T2">r</text:span></text:span><text:span text:style-name="Source_20_Text"><text:span text:style-name="T21">ewrite</text:span></text:span><text:span text:style-name="T21">, </text:span><text:span text:style-name="Source_20_Text"><text:span text:style-name="T21">headers</text:span></text:span><text:span text:style-name="T21">, </text:span><text:span text:style-name="Source_20_Text"><text:span text:style-name="T21">ssl</text:span></text:span><text:span text:style-name="T2">), Desabilitar informações sensíveis </text:span><text:span text:style-name="T23">(ServerSignature Off + ServerTokens Prod), habilitar a diretiva Header set X-Content-Type-Options "nosniff"</text:span></text:p>
                </text:list-item>
              </text:list>
            </text:list-item>
          </text:list>
        </text:list-item>
      </text:list>
      <text:list xml:id="list105403869867846" text:continue-list="list3691067081" text:style-name="L1">
        <text:list-item>
          <text:list>
            <text:list-item>
              <text:list>
                <text:list-item>
                  <text:p text:style-name="P3"><text:span text:style-name="T2">No Nginx: configurar </text:span><text:span text:style-name="Source_20_Text"><text:span text:style-name="T21">autoindex off</text:span></text:span><text:span text:style-name="Source_20_Text"><text:span text:style-name="T2">;</text:span></text:span><text:span text:style-name="T2"> nos blocos </text:span><text:span text:style-name="Source_20_Text"><text:span text:style-name="T21">location</text:span></text:span><text:span text:style-name="T2">.</text:span></text:p>
                </text:list-item>
              </text:list>
            </text:list-item>
            <text:list-item>
              <text:p text:style-name="P4">Criar bloco de servidor (virtual host) dedicado para cada app.</text:p>
            </text:list-item>
          </text:list>
        </text:list-item>
        <text:list-item>
          <text:p text:style-name="P8"><text:span text:style-name="Strong_20_Emphasis"><text:span text:style-name="T2">Instalação e configuração do PHP</text:span></text:span></text:p>
          <text:list>
            <text:list-item>
              <text:p text:style-name="P3"><text:span text:style-name="T2">Instalar </text:span><text:span text:style-name="Strong_20_Emphasis"><text:span text:style-name="T2">PHP-FPM</text:span></text:span><text:span text:style-name="T2"> na versão suportada pela aplicação (ex.: 8.2)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install</text:span></text:span><text:span text:style-name="Source_20_Text"><text:span text:style-name="T6"> </text:span></text:span><text:span text:style-name="Source_20_Text"><text:span text:style-name="T7">php8.2-fpm</text:span></text:span><text:span text:style-name="Source_20_Text"><text:span text:style-name="T6"> </text:span></text:span><text:span text:style-name="Source_20_Text"><text:span text:style-name="T7">php8.2-{cli,gd,curl,dom,soap,zip,oci8,pdo_oci}</text:span></text:span></text:p>
            </text:list-item>
            <text:list-item>
              <text:p text:style-name="P3"><text:span text:style-name="T2">Editar </text:span><text:span text:style-name="Source_20_Text"><text:span text:style-name="T2">/etc/php/8.2/</text:span></text:span><text:span text:style-name="Source_20_Text"><text:span text:style-name="T3">fpm/php.ini</text:span></text:span><text:span text:style-name="T2"> (e </text:span><text:span text:style-name="Source_20_Text"><text:span text:style-name="T2">/etc/php/8.2/</text:span></text:span><text:span text:style-name="Source_20_Text"><text:span text:style-name="T3">cli/php.ini</text:span></text:span><text:span text:style-name="T2">):</text:span></text:p>
              <text:list>
                <text:list-item>
                  <text:p text:style-name="P3"><text:span text:style-name="T2">Ajustar </text:span><text:span text:style-name="Source_20_Text"><text:span text:style-name="T2">memory_limit</text:span></text:span><text:span text:style-name="T2">, </text:span><text:span text:style-name="Source_20_Text"><text:span text:style-name="T2">upload_max_filesize</text:span></text:span><text:span text:style-name="T2">, </text:span><text:span text:style-name="Source_20_Text"><text:span text:style-name="T2">post_max_size</text:span></text:span><text:span text:style-name="T2">.</text:span></text:p>
                </text:list-item>
                <text:list-item>
                  <text:p text:style-name="P4">Habilitar extensões necessárias (cURL, DOM, SOAP, OCI8).</text:p>
                </text:list-item>
              </text:list>
            </text:list-item>
            <text:list-item>
              <text:p text:style-name="P3"><text:span text:style-name="T2">Configurar pool do PHP-FPM (</text:span><text:span text:style-name="Source_20_Text"><text:span text:style-name="T2">/etc/php/8.2/fpm/pool.d/www.conf</text:span></text:span><text:span text:style-name="T2">): ajustar </text:span><text:span text:style-name="Source_20_Text"><text:span text:style-name="T2">user</text:span></text:span><text:span text:style-name="T2">, </text:span><text:span text:style-name="Source_20_Text"><text:span text:style-name="T2">group</text:span></text:span><text:span text:style-name="T2">, </text:span><text:span text:style-name="Source_20_Text"><text:span text:style-name="T2">pm</text:span></text:span><text:span text:style-name="T2"> (dynamic vs. ondemand), limites de processos.</text:span></text:p>
            </text:list-item>
            <text:list-item>
              <text:p text:style-name="P9">habilitar/desabilitar mensagens PHP, dependendo do ambiente (produção ou desenvolvimento)</text:p>
            </text:list-item>
          </text:list>
        </text:list-item>
        <text:list-item>
          <text:p text:style-name="P3"><text:span text:style-name="Strong_20_Emphasis"><text:span text:style-name="T3">Banco de dados e drivers</text:span></text:span></text:p>
          <text:list>
            <text:list-item>
              <text:p text:style-name="P4">Instalar SGBD (MySQL, <text:span text:style-name="T24">Oracle, </text:span>PostgreSQL).</text:p>
            </text:list-item>
            <text:list-item>
              <text:p text:style-name="P4">Instalar o driver PHP apropriado (<text:span text:style-name="T24">exemplo </text:span>ODBC, OCI8, PDO_OCI).</text:p>
            </text:list-item>
            <text:list-item>
              <text:p text:style-name="P4">Testar conexão via linha de comando e via script PHP simples.</text:p>
            </text:list-item>
          </text:list>
        </text:list-item>
        <text:list-item>
          <text:p text:style-name="P3"><text:span text:style-name="Strong_20_Emphasis"><text:span text:style-name="T3">Usuário de deploy e permissões</text:span></text:span></text:p>
        </text:list-item>
      </text:list>
      <text:list text:style-name="L3">
        <text:list-item>
          <text:list>
            <text:list-item>
              <text:p text:style-name="P10"><text:span text:style-name="Strong_20_Emphasis"><text:span text:style-name="T2">Criar usuário </text:span></text:span><text:span text:style-name="T2">para acesso ao servidor (ex.: </text:span><text:span text:style-name="Source_20_Text"><text:span text:style-name="T2">deployuser</text:span></text:span><text:span text:style-name="T2">)<text:line-break/></text:span><text:span text:style-name="T12">sudo</text:span><text:span text:style-name="T13"> </text:span><text:span text:style-name="T14">adduser</text:span><text:span text:style-name="T13"> </text:span><text:span text:style-name="T14">deployuser</text:span></text:p>
            </text:list-item>
          </text:list>
        </text:list-item>
      </text:list>
      <text:list text:style-name="L4">
        <text:list-item>
          <text:list>
            <text:list-item>
              <text:p text:style-name="P11"><text:span text:style-name="Source_20_Text"><text:span text:style-name="T25">conceder </text:span></text:span><text:span text:style-name="Strong_20_Emphasis"><text:span text:style-name="T25">acesso sudo limitado </text:span></text:span><text:span text:style-name="Source_20_Text"><text:span text:style-name="T25">ao usuário deployuser apenas para </text:span></text:span><text:span text:style-name="T2">Reiniciar o Apache </text:span><text:span text:style-name="Strong_20_Emphasis"><text:span text:style-name="T2">ou</text:span></text:span><text:span text:style-name="T2"> Nginx </text:span><text:span text:style-name="T26">e</text:span><text:span text:style-name="T2"> </text:span><text:span text:style-name="T27">e</text:span><text:span text:style-name="T2">xecutar </text:span><text:span text:style-name="Strong_20_Emphasis"><text:span text:style-name="T2">scripts específicos de deploy:</text:span></text:span><text:span text:style-name="T2"><text:line-break/></text:span><text:span text:style-name="T5">deployuser</text:span><text:span text:style-name="T6"> </text:span><text:span text:style-name="T7">ALL=</text:span><text:span text:style-name="T6">(</text:span><text:span text:style-name="T5">ALL</text:span><text:span text:style-name="T6">) </text:span><text:span text:style-name="T7">NOPASSWD:</text:span><text:span text:style-name="T6"> </text:span><text:span text:style-name="T28">\</text:span><text:span text:style-name="T6"><text:line-break/></text:span><text:span text:style-name="T7">/bin/systemctl</text:span><text:span text:style-name="T6"> </text:span><text:span text:style-name="T7">restart</text:span><text:span text:style-name="T6"> </text:span><text:span text:style-name="T7">apache2,</text:span><text:span text:style-name="T6"> </text:span><text:span text:style-name="T28">\</text:span><text:span text:style-name="T6"><text:line-break/></text:span><text:span text:style-name="T7">/bin/systemctl</text:span><text:span text:style-name="T6"> </text:span><text:span text:style-name="T7">restart</text:span><text:span text:style-name="T6"> </text:span><text:span text:style-name="T7">nginx,</text:span><text:span text:style-name="T6"> </text:span><text:span text:style-name="T28">\</text:span><text:span text:style-name="T6"><text:line-break/></text:span><text:span text:style-name="T7">/usr/local/bin/deploy_app.sh</text:span></text:p>
            </text:list-item>
          </text:list>
        </text:list-item>
      </text:list>
      <text:list text:style-name="L5">
        <text:list-item>
          <text:list>
            <text:list-item>
              <text:p text:style-name="P12"><text:span text:style-name="T2">Criar grupo de deploy (ex.: </text:span><text:span text:style-name="Source_20_Text"><text:span text:style-name="T2">deploy</text:span></text:span><text:span text:style-name="T2">)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groupadd</text:span></text:span><text:span text:style-name="Source_20_Text"><text:span text:style-name="T6"> </text:span></text:span><text:span text:style-name="Source_20_Text"><text:span text:style-name="T7">deploy</text:span></text:span></text:p>
            </text:list-item>
          </text:list>
        </text:list-item>
      </text:list>
      <text:list text:style-name="L6">
        <text:list-item>
          <text:list>
            <text:list-item>
              <text:p text:style-name="P13"><text:span text:style-name="T29">associar ao grupo deploy os usuários</text:span><text:span text:style-name="T2"> </text:span><text:span text:style-name="Source_20_Text"><text:span text:style-name="T2">deployuser</text:span></text:span><text:span text:style-name="T2"> e </text:span><text:span text:style-name="Source_20_Text"><text:span text:style-name="T2">www-data</text:span></text:span><text:span text:style-name="Source_20_Text"><text:span text:style-name="T29">, </text:span></text:span><text:span text:style-name="Source_20_Text"><text:span text:style-name="T2">separa o grupo de quem faz deploy do grupo do servidor web <text:line-break/></text:span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usermod</text:span></text:span><text:span text:style-name="Source_20_Text"><text:span text:style-name="T6"> </text:span></text:span><text:span text:style-name="Source_20_Text"><text:span text:style-name="T8">-aG</text:span></text:span><text:span text:style-name="Source_20_Text"><text:span text:style-name="T6"> </text:span></text:span><text:span text:style-name="Source_20_Text"><text:span text:style-name="T7">deploy</text:span></text:span><text:span text:style-name="Source_20_Text"><text:span text:style-name="T6"> </text:span></text:span><text:span text:style-name="Source_20_Text"><text:span text:style-name="T7">deployuser,www-data</text:span></text:span></text:p>
            </text:list-item>
          </text:list>
        </text:list-item>
      </text:list>
      <text:list text:style-name="L7">
        <text:list-item>
          <text:list>
            <text:list-item>
              <text:p text:style-name="P14"><text:span text:style-name="T29">Ajustar</text:span><text:span text:style-name="T2"> dono e grupo do document root (</text:span><text:span text:style-name="Source_20_Text"><text:span text:style-name="T2">/var/www/</text:span></text:span><text:span text:style-name="Source_20_Text"><text:span text:style-name="T29">projeto</text:span></text:span><text:span text:style-name="T2">):<text:line-break/></text:span><text:span text:style-name="Source_20_Text"><text:span text:style-name="T30">sudo</text:span></text:span><text:span text:style-name="Source_20_Text"><text:span text:style-name="T31"> </text:span></text:span><text:span text:style-name="Source_20_Text"><text:span text:style-name="T32">chown</text:span></text:span><text:span text:style-name="Source_20_Text"><text:span text:style-name="T31"> </text:span></text:span><text:span text:style-name="Source_20_Text"><text:span text:style-name="T33">-R</text:span></text:span><text:span text:style-name="Source_20_Text"><text:span text:style-name="T31"> </text:span></text:span><text:span text:style-name="Source_20_Text"><text:span text:style-name="T32">deployuser:deploy</text:span></text:span><text:span text:style-name="Source_20_Text"><text:span text:style-name="T31"> </text:span></text:span><text:span text:style-name="Source_20_Text"><text:span text:style-name="T32">/var/www/projeto</text:span></text:span></text:p>
            </text:list-item>
            <text:list-item>
              <text:p text:style-name="P14"><text:span text:style-name="T26">Conceder permissão total ao dono deployuser, e leitura/execução para </text:span><text:span text:style-name="T2">o servidor web (Apache/Nginx), </text:span><text:span text:style-name="T26">em</text:span><text:span text:style-name="T34"> todo conteúdo do projeto:<text:line-break/></text:span><text:span text:style-name="Source_20_Text"><text:span text:style-name="T35">sudo</text:span></text:span><text:span text:style-name="Source_20_Text"><text:span text:style-name="T36"> </text:span></text:span><text:span text:style-name="Source_20_Text"><text:span text:style-name="T37">chmod</text:span></text:span><text:span text:style-name="Source_20_Text"><text:span text:style-name="T36"> </text:span></text:span><text:span text:style-name="Source_20_Text"><text:span text:style-name="T38">-R</text:span></text:span><text:span text:style-name="Source_20_Text"><text:span text:style-name="T36"> </text:span></text:span><text:span text:style-name="Source_20_Text"><text:span text:style-name="T39">750</text:span></text:span><text:span text:style-name="Source_20_Text"><text:span text:style-name="T36"> </text:span></text:span><text:span text:style-name="Source_20_Text"><text:span text:style-name="T37">/var/www/projeto</text:span></text:span></text:p>
            </text:list-item>
          </text:list>
        </text:list-item>
      </text:list>
      <text:list text:style-name="L8">
        <text:list-item>
          <text:list>
            <text:list-item>
              <text:p text:style-name="P15"><text:span text:style-name="Source_20_Text"><text:span text:style-name="T40">Configurar </text:span></text:span><text:span text:style-name="Source_20_Text"><text:span text:style-name="T25">para que </text:span></text:span><text:span text:style-name="Strong_20_Emphasis"><text:span text:style-name="T25">novos arquivos e diretórios</text:span></text:span><text:span text:style-name="Source_20_Text"><text:span text:style-name="T25"> criados dentro de </text:span></text:span><text:span text:style-name="Source_20_Text"><text:span text:style-name="T40">document root</text:span></text:span><text:span text:style-name="Source_20_Text"><text:span text:style-name="T25"> </text:span></text:span><text:span text:style-name="Strong_20_Emphasis"><text:span text:style-name="T25">herde</text:span></text:span><text:span text:style-name="Strong_20_Emphasis"><text:span text:style-name="T40">m</text:span></text:span><text:span text:style-name="Strong_20_Emphasis"><text:span text:style-name="T25"> o grupo dono do diretório (no </text:span></text:span><text:span text:style-name="Strong_20_Emphasis"><text:span text:style-name="T40">exemplo</text:span></text:span><text:span text:style-name="Strong_20_Emphasis"><text:span text:style-name="T25">, </text:span></text:span><text:span text:style-name="Source_20_Text"><text:span text:style-name="T25">deploy</text:span></text:span><text:span text:style-name="Strong_20_Emphasis"><text:span text:style-name="T25">)</text:span></text:span><text:span text:style-name="Source_20_Text"><text:span text:style-name="T25">, sem precisar rodar chown toda vez.<text:line-break/></text:span></text:span><text:span text:style-name="Source_20_Text"><text:span text:style-name="T41">sudo</text:span></text:span><text:span text:style-name="Source_20_Text"><text:span text:style-name="T42"> </text:span></text:span><text:span text:style-name="Source_20_Text"><text:span text:style-name="T43">find</text:span></text:span><text:span text:style-name="Source_20_Text"><text:span text:style-name="T42"> </text:span></text:span><text:span text:style-name="Source_20_Text"><text:span text:style-name="T43">/var/www/projeto/</text:span></text:span><text:span text:style-name="Source_20_Text"><text:span text:style-name="T42"> </text:span></text:span><text:span text:style-name="Source_20_Text"><text:span text:style-name="T44">-type</text:span></text:span><text:span text:style-name="Source_20_Text"><text:span text:style-name="T42"> </text:span></text:span><text:span text:style-name="Source_20_Text"><text:span text:style-name="T43">d</text:span></text:span><text:span text:style-name="Source_20_Text"><text:span text:style-name="T42"> </text:span></text:span><text:span text:style-name="Source_20_Text"><text:span text:style-name="T44">-exec</text:span></text:span><text:span text:style-name="Source_20_Text"><text:span text:style-name="T42"> </text:span></text:span><text:span text:style-name="Source_20_Text"><text:span text:style-name="T43">chmod</text:span></text:span><text:span text:style-name="Source_20_Text"><text:span text:style-name="T42"> </text:span></text:span><text:span text:style-name="Source_20_Text"><text:span text:style-name="T43">g+s</text:span></text:span><text:span text:style-name="Source_20_Text"><text:span text:style-name="T42"> </text:span></text:span><text:span text:style-name="Source_20_Text"><text:span text:style-name="T43">{}</text:span></text:span><text:span text:style-name="Source_20_Text"><text:span text:style-name="T42"> </text:span></text:span><text:span text:style-name="Source_20_Text"><text:span text:style-name="T45">\;</text:span></text:span></text:p>
            </text:list-item>
            <text:list-item>
              <text:p text:style-name="P15"><text:span text:style-name="Source_20_Text"><text:span text:style-name="T40">Conceder permissões de acesso e leitura ao arquivo </text:span></text:span><text:span text:style-name="Source_20_Text"><text:span text:style-name="T46">que registra</text:span></text:span><text:span text:style-name="Source_20_Text"><text:span text:style-name="T40"> logs de erros do servidor Apache, </text:span></text:span><text:span text:style-name="Source_20_Text"><text:span text:style-name="T46">usando ACL (Access Control List).<text:line-break/>Aplicar:<text:line-break/></text:span></text:span><text:span text:style-name="Source_20_Text"><text:span text:style-name="T47">setfacl -m g:usuario:rx /var/log/apache2<text:line-break/>setfacl -m g:usuario:r-- /var/log/apache2/error.log</text:span></text:span></text:p>
            </text:list-item>
          </text:list>
        </text:list-item>
      </text:list>
      <text:list text:style-name="L9">
        <text:list-item>
          <text:list>
            <text:list-header>
              <text:p text:style-name="P16"><text:soft-page-break/><text:span text:style-name="Source_20_Text"><text:span text:style-name="T46">Verificar: <text:line-break/></text:span></text:span><text:span text:style-name="Source_20_Text"><text:span text:style-name="T47">getfacl /var/log/apache2<text:line-break/></text:span></text:span><text:span text:style-name="T10">getfacl /var/log/apache2/error.log<text:line-break/></text:span><text:span text:style-name="Strong_20_Emphasis"><text:span text:style-name="T25">Testar: crie arquivo php, lance exceção, verifique no arquivo error.log</text:span></text:span></text:p>
            </text:list-header>
            <text:list-item>
              <text:p text:style-name="P16"><text:span text:style-name="Strong_20_Emphasis"><text:span text:style-name="T48">logrotate</text:span></text:span><text:span text:style-name="Strong_20_Emphasis"><text:span text:style-name="T25"> </text:span></text:span><text:span text:style-name="Strong_20_Emphasis"><text:span text:style-name="T49">é</text:span></text:span><text:span text:style-name="Strong_20_Emphasis"><text:span text:style-name="T25"> uma ferramenta do Linux usada para gerenciar automaticamente arquivos de log, rotacionado-os para evitar que cresçam indefinidamente e ocupem muito espaço.<text:line-break/></text:span></text:span><text:span text:style-name="Strong_20_Emphasis"><text:span text:style-name="T49">Apó</text:span></text:span><text:span text:style-name="Strong_20_Emphasis"><text:span text:style-name="T25">s atribuir ACLs, editar a configuração do logrotate específica para os logs do Apache (geralmente em /etc/logrotate.d/apache2), e adicionar um script postrotate para reaplicar as permissões. </text:span></text:span><text:span text:style-name="Strong_20_Emphasis"><text:span text:style-name="T49">Exemplo:<text:line-break/></text:span></text:span><text:span text:style-name="Strong_20_Emphasis"><text:span text:style-name="T50">postrotate<text:tab/><text:tab/><text:tab/><text:tab/><text:tab/><text:tab/><text:tab/><text:tab/><text:tab/><text:tab/><text:line-break/> <text:s/></text:span></text:span><text:span text:style-name="T51">if</text:span><text:span text:style-name="T10"> </text:span><text:span text:style-name="T9">pgrep</text:span><text:span text:style-name="T10"> </text:span><text:span text:style-name="T52">-f</text:span><text:span text:style-name="T10"> </text:span><text:span text:style-name="T11">^/usr/sbin/apache2</text:span><text:span text:style-name="T10"> </text:span><text:span text:style-name="T53">&gt;</text:span><text:span text:style-name="T10"> </text:span><text:span text:style-name="T11">/dev/null</text:span><text:span text:style-name="T10">; </text:span><text:span text:style-name="T51">then<text:tab/><text:tab/><text:tab/><text:line-break/> <text:s text:c="3"/></text:span><text:span text:style-name="T9">invoke-rc.d</text:span><text:span text:style-name="T10"> </text:span><text:span text:style-name="T11">apache2</text:span><text:span text:style-name="T10"> </text:span><text:span text:style-name="T11">reload</text:span><text:span text:style-name="T10"> </text:span><text:span text:style-name="T53">2&gt;&amp;1</text:span><text:span text:style-name="T10"> </text:span><text:span text:style-name="T53">|</text:span><text:span text:style-name="T10"> </text:span><text:span text:style-name="T9">logger</text:span><text:span text:style-name="T10"> </text:span><text:span text:style-name="T52">-t</text:span><text:span text:style-name="T10"> </text:span><text:span text:style-name="T11">apache2.logrotate<text:tab/><text:line-break/> <text:s/></text:span><text:span text:style-name="T51">fi<text:tab/><text:tab/><text:tab/><text:tab/><text:tab/><text:tab/><text:tab/><text:tab/><text:tab/><text:tab/><text:tab/><text:line-break/> <text:s/></text:span><text:span text:style-name="T54"># Reaplica ACL </text:span><text:span text:style-name="T55">ao arquivo error.log </text:span><text:span text:style-name="T54">para<text:tab/></text:span><text:span text:style-name="T55">o grupo ‘deploy’</text:span><text:span text:style-name="T54"><text:tab/><text:tab/><text:line-break/> <text:s/></text:span><text:span text:style-name="T9">setfacl</text:span><text:span text:style-name="T10"> </text:span><text:span text:style-name="T52">-m</text:span><text:span text:style-name="T10"> </text:span><text:span text:style-name="T11">g:deploy:r--</text:span><text:span text:style-name="T10"> </text:span><text:span text:style-name="T11">/var/log/apache2/error.log<text:tab/><text:tab/><text:tab/><text:line-break/></text:span><text:span text:style-name="T9">endscript<text:tab/><text:tab/><text:tab/><text:tab/><text:tab/><text:tab/><text:tab/><text:tab/><text:tab/><text:tab/></text:span></text:p>
            </text:list-item>
          </text:list>
        </text:list-item>
      </text:list>
      <text:list xml:id="list105403871221882" text:continue-list="list105403869867846" text:style-name="L1">
        <text:list-item>
          <text:p text:style-name="P3"><text:span text:style-name="Strong_20_Emphasis"><text:span text:style-name="T3">Deploy da aplicação</text:span></text:span></text:p>
          <text:list>
            <text:list-item>
              <text:p text:style-name="P3"><text:span text:style-name="Strong_20_Emphasis"><text:span text:style-name="T2">Transferir código</text:span></text:span><text:span text:style-name="T2"> via Git (recomendo) ou SFTP/rsync.</text:span></text:p>
            </text:list-item>
            <text:list-item>
              <text:p text:style-name="P4">Se usar CI/CD (GitHub Actions, GitLab CI, Jenkins…), automatize testes, lint e deploy.</text:p>
            </text:list-item>
          </text:list>
        </text:list-item>
        <text:list-item>
          <text:p text:style-name="P3"><text:span text:style-name="Strong_20_Emphasis"><text:span text:style-name="T3">Configuração de SSL/TLS</text:span></text:span></text:p>
          <text:list>
            <text:list-item>
              <text:p text:style-name="P17"><text:span text:style-name="T2">Usar </text:span><text:span text:style-name="Strong_20_Emphasis"><text:span text:style-name="T2">Let’s Encrypt</text:span></text:span><text:span text:style-name="T2"> (Certbot) para obter certificado gratuito:<text:line-break/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apt</text:span></text:span><text:span text:style-name="Source_20_Text"><text:span text:style-name="T6"> </text:span></text:span><text:span text:style-name="Source_20_Text"><text:span text:style-name="T7">install</text:span></text:span><text:span text:style-name="Source_20_Text"><text:span text:style-name="T6"> </text:span></text:span><text:span text:style-name="Source_20_Text"><text:span text:style-name="T7">certbot</text:span></text:span><text:span text:style-name="Source_20_Text"><text:span text:style-name="T6"> </text:span></text:span><text:span text:style-name="Source_20_Text"><text:span text:style-name="T7">python3-certbot-nginx</text:span></text:span><text:span text:style-name="Source_20_Text"><text:span text:style-name="T2"><text:line-break/></text:span></text:span><text:span text:style-name="Source_20_Text"><text:span text:style-name="T5">sudo</text:span></text:span><text:span text:style-name="Source_20_Text"><text:span text:style-name="T6"> </text:span></text:span><text:span text:style-name="Source_20_Text"><text:span text:style-name="T7">certbot</text:span></text:span><text:span text:style-name="Source_20_Text"><text:span text:style-name="T6"> </text:span></text:span><text:span text:style-name="Source_20_Text"><text:span text:style-name="T8">--nginx</text:span></text:span><text:span text:style-name="Source_20_Text"><text:span text:style-name="T6"> </text:span></text:span><text:span text:style-name="Source_20_Text"><text:span text:style-name="T8">-d</text:span></text:span><text:span text:style-name="Source_20_Text"><text:span text:style-name="T6"> </text:span></text:span><text:span text:style-name="Source_20_Text"><text:span text:style-name="T7">exemplo.com</text:span></text:span><text:span text:style-name="Source_20_Text"><text:span text:style-name="T6"> </text:span></text:span><text:span text:style-name="Source_20_Text"><text:span text:style-name="T8">-d</text:span></text:span><text:span text:style-name="Source_20_Text"><text:span text:style-name="T6"> </text:span></text:span><text:span text:style-name="Source_20_Text"><text:span text:style-name="T7">www.exemplo.com</text:span></text:span></text:p>
            </text:list-item>
            <text:list-item>
              <text:p text:style-name="P3"><text:span text:style-name="T2">Habilitar renovação automática </text:span><text:span text:style-name="T56">(as portas de rede 80 443 devem estar abertas)</text:span><text:span text:style-name="T2"><text:line-break/></text:span><text:span text:style-name="Source_20_Text"><text:span text:style-name="T5">certbot</text:span></text:span><text:span text:style-name="Source_20_Text"><text:span text:style-name="T6"> </text:span></text:span><text:span text:style-name="Source_20_Text"><text:span text:style-name="T7">renew</text:span></text:span><text:span text:style-name="Source_20_Text"><text:span text:style-name="T6"> –</text:span></text:span><text:span text:style-name="Source_20_Text"><text:span text:style-name="T8">dry-run</text:span></text:span></text:p>
            </text:list-item>
          </text:list>
        </text:list-item>
      </text:list>
      <text:list text:style-name="L10">
        <text:list-item>
          <text:list>
            <text:list-item>
              <text:p text:style-name="P18"><text:span text:style-name="Source_20_Text"><text:span text:style-name="T25">Forçar renovação</text:span></text:span><text:span text:style-name="Source_20_Text"><text:span text:style-name="T57"><text:line-break/></text:span></text:span><text:span text:style-name="Source_20_Text"><text:span text:style-name="T58">sudo</text:span></text:span><text:span text:style-name="Source_20_Text"><text:span text:style-name="T57"> </text:span></text:span><text:span text:style-name="Source_20_Text"><text:span text:style-name="T59">certbot</text:span></text:span><text:span text:style-name="Source_20_Text"><text:span text:style-name="T57"> renew --force-renewal</text:span></text:span></text:p>
            </text:list-item>
          </text:list>
        </text:list-item>
      </text:list>
      <text:list text:continue-list="list105403871221882" text:style-name="L1">
        <text:list-item>
          <text:p text:style-name="P3"><text:span text:style-name="Strong_20_Emphasis"><text:span text:style-name="T3">Logs, monitoramento e manutenção</text:span></text:span></text:p>
          <text:list>
            <text:list-item>
              <text:p text:style-name="P3"><text:span text:style-name="Strong_20_Emphasis"><text:span text:style-name="T2">Logrotate</text:span></text:span><text:span text:style-name="T2"> para girar logs de Apache/Nginx, PHP e da aplicação.</text:span></text:p>
            </text:list-item>
            <text:list-item>
              <text:p text:style-name="P4">Ferramentas de monitoramento (Prometheus + Grafana, Zabbix, Datadog).</text:p>
            </text:list-item>
            <text:list-item>
              <text:p text:style-name="P3"><text:span text:style-name="Strong_20_Emphasis"><text:span text:style-name="T2">Backups automáticos</text:span></text:span><text:span text:style-name="T2"> do banco de dados e do código, com armazenamento off-site.</text:span></text:p>
            </text:list-item>
            <text:list-item>
              <text:p text:style-name="P4">Auditoria de segurança e revisão periódica (updates, vulnerabilidades).</text:p>
            </text:list-item>
          </text:list>
        </text:list-item>
        <text:list-item>
          <text:p text:style-name="P3"><text:span text:style-name="Strong_20_Emphasis"><text:span text:style-name="T3">(Opcional) Hardening adicional</text:span></text:span></text:p>
          <text:list>
            <text:list-item>
              <text:p text:style-name="P3"><text:span text:style-name="Strong_20_Emphasis"><text:span text:style-name="T2">AppArmor</text:span></text:span><text:span text:style-name="T2"> ou </text:span><text:span text:style-name="Strong_20_Emphasis"><text:span text:style-name="T2">SELinux</text:span></text:span><text:span text:style-name="T2"> para confinamento dos processos.</text:span></text:p>
            </text:list-item>
            <text:list-item>
              <text:p text:style-name="P4">WAF (ModSecurity) para proteção de aplicações web.</text:p>
            </text:list-item>
            <text:list-item>
              <text:p text:style-name="P4">Scan de vulnerabilidades (OpenVAS, Nessus).</text:p>
            </text:list-item>
          </text:list>
        </text:list-item>
      </text:list>
      <text:p text:style-name="P19"/>
      <text:h text:style-name="P20" text:outline-level="1"><text:span text:style-name="Strong_20_Emphasis"><text:span text:style-name="T60">Facilitar acesso ao servidor remoto</text:span></text:span></text:h>
      <text:p text:style-name="P21">apt install openssh-client</text:p>
      <text:p text:style-name="P22"><text:span text:style-name="T61">ssh</text:span> <text:span text:style-name="T62">usuario</text:span><text:span text:style-name="T63">@</text:span>192.168.0.10</text:p>
      <text:list text:style-name="L11">
        <text:list-item>
          <text:p text:style-name="P23">visualização <text:span text:style-name="T64">rápida</text:span> d<text:span text:style-name="T64">e arquivo usando cat/tac</text:span>:<text:span text:style-name="T65"> </text:span><text:span text:style-name="T52">tac</text:span><text:span text:style-name="T10"> /var/log/apache2/error.log</text:span> </text:p>
        </text:list-item>
        <text:list-item>
          <text:p text:style-name="P24">O comando scp (Secure Copy) permite transferir arquivos entre sua máquina local e um servidor remoto de forma segura, via SSH:<text:line-break/><text:span text:style-name="T52">scp</text:span><text:span text:style-name="T10"> usuario</text:span><text:span text:style-name="T53">@</text:span><text:span text:style-name="T10">servidor:/caminho/do/arquivo /caminho/local</text:span></text:p>
        </text:list-item>
      </text:list>
      <text:h text:style-name="P25" text:outline-level="1"><text:span text:style-name="Strong_20_Emphasis"><text:span text:style-name="T60">OpenSSL</text:span></text:span></text:h>
      <text:p text:style-name="P26"><text:span text:style-name="Strong_20_Emphasis"><text:span text:style-name="T66">OpenSSL é uma biblioteca open source amplamente utilizada para implementar </text:span></text:span><text:span text:style-name="Strong_20_Emphasis"><text:span text:style-name="T67">criptografia</text:span></text:span><text:span text:style-name="Strong_20_Emphasis"><text:span text:style-name="T66"> e </text:span></text:span><text:span text:style-name="Strong_20_Emphasis"><text:span text:style-name="T67">protocolos de segurança</text:span></text:span><text:span text:style-name="Strong_20_Emphasis"><text:span text:style-name="T66">. Ela oferece uma ferramenta de linha de comando (</text:span></text:span><text:span text:style-name="Strong_20_Emphasis"><text:span text:style-name="T67">CLI</text:span></text:span><text:span text:style-name="Strong_20_Emphasis"><text:span text:style-name="T66">) com uma ampla gama de comandos para:</text:span></text:span></text:p>
      <text:list xml:id="list3697243251" text:style-name="L12">
        <text:list-item>
          <text:p text:style-name="P27"><text:span text:style-name="Strong_20_Emphasis"><text:span text:style-name="T68">Gerenciamento de chaves</text:span></text:span></text:p>
        </text:list-item>
      </text:list>
      <text:list text:style-name="L13">
        <text:list-item>
          <text:list>
            <text:list-item>
              <text:p text:style-name="P28"><text:span text:style-name="Strong_20_Emphasis"><text:span text:style-name="T69">Gerar chave privada RSA</text:span></text:span><text:span text:style-name="T70">: </text:span><text:span text:style-name="Source_20_Text"><text:span text:style-name="T71">openssl</text:span></text:span><text:span text:style-name="Source_20_Text"><text:span text:style-name="T72"> genpkey </text:span></text:span><text:span text:style-name="Source_20_Text"><text:span text:style-name="T73">-algorithm</text:span></text:span><text:span text:style-name="Source_20_Text"><text:span text:style-name="T72"> RSA </text:span></text:span><text:span text:style-name="Source_20_Text"><text:span text:style-name="T73">-out</text:span></text:span><text:span text:style-name="Source_20_Text"><text:span text:style-name="T72"> </text:span></text:span><text:span text:style-name="Source_20_Text"><text:span text:style-name="T74">nome-chave-privada</text:span></text:span><text:span text:style-name="Source_20_Text"><text:span text:style-name="T71">.pem</text:span></text:span></text:p>
            </text:list-item>
            <text:list-item>
              <text:p text:style-name="P28"><text:span text:style-name="Strong_20_Emphasis"><text:span text:style-name="T75">Extrair a</text:span></text:span><text:span text:style-name="Strong_20_Emphasis"><text:span text:style-name="T69"> chave pública d</text:span></text:span><text:span text:style-name="Strong_20_Emphasis"><text:span text:style-name="T75">e uma chave</text:span></text:span><text:span text:style-name="Strong_20_Emphasis"><text:span text:style-name="T69"> privada</text:span></text:span><text:span text:style-name="T70">: </text:span><text:span text:style-name="Source_20_Text"><text:span text:style-name="T71">openssl</text:span></text:span><text:span text:style-name="Source_20_Text"><text:span text:style-name="T72"> rsa </text:span></text:span><text:span text:style-name="Source_20_Text"><text:span text:style-name="T73">-in</text:span></text:span><text:span text:style-name="Source_20_Text"><text:span text:style-name="T72"> </text:span></text:span><text:span text:style-name="Source_20_Text"><text:span text:style-name="T74">nome-chave-privada</text:span></text:span><text:span text:style-name="Source_20_Text"><text:span text:style-name="T71">.pem</text:span></text:span><text:span text:style-name="Source_20_Text"><text:span text:style-name="T72"> </text:span></text:span><text:span text:style-name="Source_20_Text"><text:span text:style-name="T73">-pubout</text:span></text:span><text:span text:style-name="Source_20_Text"><text:span text:style-name="T72"> </text:span></text:span><text:span text:style-name="Source_20_Text"><text:span text:style-name="T73">-out</text:span></text:span><text:span text:style-name="Source_20_Text"><text:span text:style-name="T72"> </text:span></text:span><text:span text:style-name="Source_20_Text"><text:span text:style-name="T74">nome-chave-publica</text:span></text:span><text:span text:style-name="Source_20_Text"><text:span text:style-name="T71">.pem</text:span></text:span></text:p>
            </text:list-item>
            <text:list-item>
              <text:p text:style-name="P28"><text:span text:style-name="Strong_20_Emphasis"><text:span text:style-name="T76">Exibir o conteúdo de uma chave privada</text:span></text:span><text:span text:style-name="Strong_20_Emphasis"><text:span text:style-name="T68">: </text:span></text:span><text:span text:style-name="Source_20_Text"><text:span text:style-name="T77">openssl</text:span></text:span><text:span text:style-name="Source_20_Text"><text:span text:style-name="T78"> rsa </text:span></text:span><text:span text:style-name="Source_20_Text"><text:span text:style-name="T79">-in</text:span></text:span><text:span text:style-name="Source_20_Text"><text:span text:style-name="T78"> </text:span></text:span><text:span text:style-name="Source_20_Text"><text:span text:style-name="T77">nome-chave-privada.pem</text:span></text:span><text:span text:style-name="Source_20_Text"><text:span text:style-name="T78"> </text:span></text:span><text:span text:style-name="Source_20_Text"><text:span text:style-name="T79">-text</text:span></text:span></text:p>
            </text:list-item>
          </text:list>
        </text:list-item>
      </text:list>
      <text:list xml:id="list105403398366980" text:continue-list="list3697243251" text:style-name="L12">
        <text:list-item>
          <text:p text:style-name="P27"><text:span text:style-name="Strong_20_Emphasis"><text:span text:style-name="T70">Assinatura e verificação</text:span></text:span></text:p>
          <text:list>
            <text:list-item>
              <text:p text:style-name="P27"><text:span text:style-name="Strong_20_Emphasis"><text:span text:style-name="T69">Assinar um arquivo</text:span></text:span><text:span text:style-name="T70">: </text:span><text:span text:style-name="Source_20_Text"><text:span text:style-name="T71">openssl</text:span></text:span><text:span text:style-name="Source_20_Text"><text:span text:style-name="T72"> dgst </text:span></text:span><text:span text:style-name="Source_20_Text"><text:span text:style-name="T73">-sha256</text:span></text:span><text:span text:style-name="Source_20_Text"><text:span text:style-name="T72"> </text:span></text:span><text:span text:style-name="Source_20_Text"><text:span text:style-name="T73">-sign</text:span></text:span><text:span text:style-name="Source_20_Text"><text:span text:style-name="T72"> </text:span></text:span><text:span text:style-name="Source_20_Text"><text:span text:style-name="T71">chave-privada.pem</text:span></text:span><text:span text:style-name="Source_20_Text"><text:span text:style-name="T72"> </text:span></text:span><text:span text:style-name="Source_20_Text"><text:span text:style-name="T73">-out</text:span></text:span><text:span text:style-name="Source_20_Text"><text:span text:style-name="T72"> </text:span></text:span><text:span text:style-name="Source_20_Text"><text:span text:style-name="T71">assinatura.bin</text:span></text:span><text:span text:style-name="Source_20_Text"><text:span text:style-name="T72"> </text:span></text:span><text:span text:style-name="Source_20_Text"><text:span text:style-name="T71">testando-assinatura-arquivo.txt</text:span></text:span></text:p>
            </text:list-item>
            <text:list-item>
              <text:p text:style-name="P27"><text:span text:style-name="Strong_20_Emphasis"><text:span text:style-name="T69">Verificar uma assinatura: </text:span></text:span><text:span text:style-name="Source_20_Text"><text:span text:style-name="T77">openssl</text:span></text:span><text:span text:style-name="Source_20_Text"><text:span text:style-name="T78"> dgst </text:span></text:span><text:span text:style-name="Source_20_Text"><text:span text:style-name="T79">-sha256</text:span></text:span><text:span text:style-name="Source_20_Text"><text:span text:style-name="T78"> </text:span></text:span><text:span text:style-name="Source_20_Text"><text:span text:style-name="T79">-verify</text:span></text:span><text:span text:style-name="Source_20_Text"><text:span text:style-name="T78"> </text:span></text:span><text:span text:style-name="Source_20_Text"><text:span text:style-name="T80">chave-publica</text:span></text:span><text:span text:style-name="Source_20_Text"><text:span text:style-name="T77">.pem</text:span></text:span><text:span text:style-name="Source_20_Text"><text:span text:style-name="T78"> </text:span></text:span><text:span text:style-name="Source_20_Text"><text:span text:style-name="T79">-signature</text:span></text:span><text:span text:style-name="Source_20_Text"><text:span text:style-name="T78"> </text:span></text:span><text:span text:style-name="Source_20_Text"><text:span text:style-name="T77">assinatura.bin</text:span></text:span><text:span text:style-name="Source_20_Text"><text:span text:style-name="T78"> </text:span></text:span><text:span text:style-name="Source_20_Text"><text:span text:style-name="T77">testando-assinatura-arquivo.txt</text:span></text:span></text:p>
            </text:list-item>
          </text:list>
        </text:list-item>
        <text:list-item>
          <text:p text:style-name="P27"><text:span text:style-name="Strong_20_Emphasis"><text:span text:style-name="T70">Certificados Digitais (</text:span></text:span><text:span text:style-name="Strong_20_Emphasis"><text:span text:style-name="T81">padrão </text:span></text:span><text:span text:style-name="Strong_20_Emphasis"><text:span text:style-name="T70">X.509)</text:span></text:span></text:p>
        </text:list-item>
      </text:list>
      <text:list text:style-name="L14">
        <text:list-item>
          <text:list>
            <text:list-item>
              <text:p text:style-name="P29"><text:span text:style-name="Strong_20_Emphasis"><text:span text:style-name="T69">Gerar um certificado autofirmado sem CSR: </text:span></text:span><text:span text:style-name="Strong_20_Emphasis"><text:span text:style-name="T71">openssl</text:span></text:span><text:span text:style-name="Strong_20_Emphasis"><text:span text:style-name="T72"> req </text:span></text:span><text:span text:style-name="Strong_20_Emphasis"><text:span text:style-name="T73">-x509</text:span></text:span><text:span text:style-name="Strong_20_Emphasis"><text:span text:style-name="T72"> </text:span></text:span><text:span text:style-name="Strong_20_Emphasis"><text:span text:style-name="T73">-nodes</text:span></text:span><text:span text:style-name="Strong_20_Emphasis"><text:span text:style-name="T72"> </text:span></text:span><text:span text:style-name="Strong_20_Emphasis"><text:span text:style-name="T73">-days</text:span></text:span><text:span text:style-name="Strong_20_Emphasis"><text:span text:style-name="T72"> </text:span></text:span><text:span text:style-name="Strong_20_Emphasis"><text:span text:style-name="T82">365</text:span></text:span><text:span text:style-name="Strong_20_Emphasis"><text:span text:style-name="T72"> </text:span></text:span><text:span text:style-name="Strong_20_Emphasis"><text:span text:style-name="T73">-newkey</text:span></text:span><text:span text:style-name="Strong_20_Emphasis"><text:span text:style-name="T72"> </text:span></text:span><text:span text:style-name="Strong_20_Emphasis"><text:span text:style-name="T71">rsa:2048</text:span></text:span><text:span text:style-name="Strong_20_Emphasis"><text:span text:style-name="T72"> </text:span></text:span><text:span text:style-name="Strong_20_Emphasis"><text:span text:style-name="T73">-keyout</text:span></text:span><text:span text:style-name="Strong_20_Emphasis"><text:span text:style-name="T72"> </text:span></text:span><text:span text:style-name="Strong_20_Emphasis"><text:span text:style-name="T71">nome-chave-privada.pem</text:span></text:span><text:span text:style-name="Strong_20_Emphasis"><text:span text:style-name="T72"> </text:span></text:span><text:span text:style-name="Strong_20_Emphasis"><text:span text:style-name="T73">-out</text:span></text:span><text:span text:style-name="Strong_20_Emphasis"><text:span text:style-name="T72"> </text:span></text:span><text:span text:style-name="Strong_20_Emphasis"><text:span text:style-name="T71">nome-certificado.pem</text:span></text:span></text:p>
            </text:list-item>
            <text:list-item>
              <text:p text:style-name="P29"><text:span text:style-name="Strong_20_Emphasis"><text:span text:style-name="T69">Gerar um</text:span></text:span><text:span text:style-name="Strong_20_Emphasis"><text:span text:style-name="T83">a</text:span></text:span><text:span text:style-name="Strong_20_Emphasis"><text:span text:style-name="T69"> CSR (Certificate Signing Request): </text:span></text:span><text:span text:style-name="Source_20_Text"><text:span text:style-name="T71">openssl</text:span></text:span><text:span text:style-name="Source_20_Text"><text:span text:style-name="T72"> req </text:span></text:span><text:span text:style-name="Source_20_Text"><text:span text:style-name="T73">-new</text:span></text:span><text:span text:style-name="Source_20_Text"><text:span text:style-name="T72"> </text:span></text:span><text:span text:style-name="Source_20_Text"><text:span text:style-name="T73">-key</text:span></text:span><text:span text:style-name="Source_20_Text"><text:span text:style-name="T72"> </text:span></text:span><text:span text:style-name="Source_20_Text"><text:span text:style-name="T71">nome-chave-privada.pem</text:span></text:span><text:span text:style-name="Source_20_Text"><text:span text:style-name="T72"> </text:span></text:span><text:span text:style-name="Source_20_Text"><text:span text:style-name="T73">-out</text:span></text:span><text:span text:style-name="Source_20_Text"><text:span text:style-name="T72"> </text:span></text:span><text:span text:style-name="Source_20_Text"><text:span text:style-name="T71">request-certificate-empresaXYZ.csr</text:span></text:span></text:p>
            </text:list-item>
            <text:list-item>
              <text:p text:style-name="P29"><text:span text:style-name="Strong_20_Emphasis"><text:span text:style-name="T69">Gerar um certificado autofirmado </text:span></text:span><text:span text:style-name="Strong_20_Emphasis"><text:span text:style-name="T83">com</text:span></text:span><text:span text:style-name="Strong_20_Emphasis"><text:span text:style-name="T69"> CSR: </text:span></text:span><text:span text:style-name="Source_20_Text"><text:span text:style-name="T71">openssl</text:span></text:span><text:span text:style-name="Source_20_Text"><text:span text:style-name="T72"> req </text:span></text:span><text:span text:style-name="Source_20_Text"><text:span text:style-name="T73">-x509</text:span></text:span><text:span text:style-name="Source_20_Text"><text:span text:style-name="T72"> </text:span></text:span><text:span text:style-name="Source_20_Text"><text:span text:style-name="T73">-days</text:span></text:span><text:span text:style-name="Source_20_Text"><text:span text:style-name="T72"> </text:span></text:span><text:span text:style-name="Source_20_Text"><text:span text:style-name="T82">365</text:span></text:span><text:span text:style-name="Source_20_Text"><text:span text:style-name="T72"> </text:span></text:span><text:span text:style-name="Source_20_Text"><text:span text:style-name="T73">-key</text:span></text:span><text:span text:style-name="Source_20_Text"><text:span text:style-name="T72"> </text:span></text:span><text:span text:style-name="Source_20_Text"><text:span text:style-name="T71">nome-chave-privada.pem</text:span></text:span><text:span text:style-name="Source_20_Text"><text:span text:style-name="T72"> </text:span></text:span><text:span text:style-name="Source_20_Text"><text:span text:style-name="T73">-in</text:span></text:span><text:span text:style-name="Source_20_Text"><text:span text:style-name="T72"> </text:span></text:span><text:span text:style-name="Source_20_Text"><text:span text:style-name="T71">request-certificate-empresaXYZ.csr</text:span></text:span><text:span text:style-name="Source_20_Text"><text:span text:style-name="T72"> </text:span></text:span><text:span text:style-name="Source_20_Text"><text:span text:style-name="T73">-out</text:span></text:span><text:span text:style-name="Source_20_Text"><text:span text:style-name="T72"> </text:span></text:span><text:span text:style-name="Source_20_Text"><text:span text:style-name="T71">nome-certificado-requested.pem</text:span></text:span></text:p>
            </text:list-item>
          </text:list>
        </text:list-item>
      </text:list>
      <text:list text:style-name="L15">
        <text:list-item>
          <text:list>
            <text:list-item>
              <text:p text:style-name="P30"><text:span text:style-name="Strong_20_Emphasis"><text:span text:style-name="T69">Exibir o conteúdo de um certificado</text:span></text:span><text:span text:style-name="T70">: </text:span><text:span text:style-name="Source_20_Text"><text:span text:style-name="T71">openssl</text:span></text:span><text:span text:style-name="Source_20_Text"><text:span text:style-name="T72"> x509 </text:span></text:span><text:span text:style-name="Source_20_Text"><text:span text:style-name="T73">-in</text:span></text:span><text:span text:style-name="Source_20_Text"><text:span text:style-name="T72"> </text:span></text:span><text:span text:style-name="Strong_20_Emphasis"><text:span text:style-name="T71">nome-certificado</text:span></text:span><text:span text:style-name="Source_20_Text"><text:span text:style-name="T71">.pem</text:span></text:span><text:span text:style-name="Source_20_Text"><text:span text:style-name="T72"> </text:span></text:span><text:span text:style-name="Source_20_Text"><text:span text:style-name="T73">-text</text:span></text:span></text:p>
            </text:list-item>
          </text:list>
        </text:list-item>
      </text:list>
      <text:list xml:id="list105404963472346" text:continue-list="list105403398366980" text:style-name="L12">
        <text:list-item>
          <text:p text:style-name="P27"><text:span text:style-name="Strong_20_Emphasis"><text:span text:style-name="T70">Conversão de formatos de certificado</text:span></text:span></text:p>
        </text:list-item>
      </text:list>
      <text:list text:style-name="L16">
        <text:list-item>
          <text:list>
            <text:list-item>
              <text:p text:style-name="P31"><text:span text:style-name="Strong_20_Emphasis"><text:span text:style-name="T84">Converter de PFX para PEM: </text:span></text:span><text:span text:style-name="Source_20_Text"><text:span text:style-name="T71">openssl </text:span></text:span><text:span text:style-name="Source_20_Text"><text:span text:style-name="T72">pkcs12</text:span></text:span><text:span text:style-name="Source_20_Text"><text:span text:style-name="T71"> </text:span></text:span><text:span text:style-name="Source_20_Text"><text:span text:style-name="T73">-in</text:span></text:span><text:span text:style-name="Source_20_Text"><text:span text:style-name="T71"> certificadoSemae.pfx </text:span></text:span><text:span text:style-name="Source_20_Text"><text:span text:style-name="T73">-out</text:span></text:span><text:span text:style-name="Source_20_Text"><text:span text:style-name="T71"> certificadoSemae.pem </text:span></text:span><text:span text:style-name="Source_20_Text"><text:span text:style-name="T73">-nodes</text:span></text:span></text:p>
            </text:list-item>
            <text:list-item>
              <text:p text:style-name="P31"><text:span text:style-name="Strong_20_Emphasis"><text:span text:style-name="T69">Converter de PEM para DER</text:span></text:span><text:span text:style-name="T70">: </text:span><text:span text:style-name="Source_20_Text"><text:span text:style-name="T71">openssl</text:span></text:span><text:span text:style-name="Source_20_Text"><text:span text:style-name="T72"> x509 </text:span></text:span><text:span text:style-name="Source_20_Text"><text:span text:style-name="T73">-in</text:span></text:span><text:span text:style-name="Source_20_Text"><text:span text:style-name="T72"> </text:span></text:span><text:span text:style-name="Source_20_Text"><text:span text:style-name="T71">nome-certificado.pem</text:span></text:span><text:span text:style-name="Source_20_Text"><text:span text:style-name="T72"> </text:span></text:span><text:span text:style-name="Source_20_Text"><text:span text:style-name="T73">-outform</text:span></text:span><text:span text:style-name="Source_20_Text"><text:span text:style-name="T72"> der </text:span></text:span><text:span text:style-name="Source_20_Text"><text:span text:style-name="T73">-out</text:span></text:span><text:span text:style-name="Source_20_Text"><text:span text:style-name="T72"> </text:span></text:span><text:span text:style-name="Source_20_Text"><text:span text:style-name="T71">nome-certificado.der</text:span></text:span></text:p>
            </text:list-item>
          </text:list>
        </text:list-item>
      </text:list>
      <text:list xml:id="list105404409400097" text:continue-list="list105404963472346" text:style-name="L12">
        <text:list-item>
          <text:p text:style-name="P27"><text:soft-page-break/><text:span text:style-name="Strong_20_Emphasis"><text:span text:style-name="T70">Criptografia e descriptografia</text:span></text:span></text:p>
        </text:list-item>
      </text:list>
      <text:list text:style-name="L17">
        <text:list-item>
          <text:list>
            <text:list-item>
              <text:p text:style-name="P32"><text:span text:style-name="Strong_20_Emphasis"><text:span text:style-name="T69">Criptografar um arquivo usando senha</text:span></text:span><text:span text:style-name="T70">: </text:span><text:span text:style-name="Source_20_Text"><text:span text:style-name="T71">openssl</text:span></text:span><text:span text:style-name="Source_20_Text"><text:span text:style-name="T72"> enc </text:span></text:span><text:span text:style-name="Source_20_Text"><text:span text:style-name="T73">-aes-256-cbc</text:span></text:span><text:span text:style-name="Source_20_Text"><text:span text:style-name="T72"> </text:span></text:span><text:span text:style-name="Source_20_Text"><text:span text:style-name="T73">-salt</text:span></text:span><text:span text:style-name="Source_20_Text"><text:span text:style-name="T72"> </text:span></text:span><text:span text:style-name="Source_20_Text"><text:span text:style-name="T73">-pbkdf2</text:span></text:span><text:span text:style-name="Source_20_Text"><text:span text:style-name="T72"> </text:span></text:span><text:span text:style-name="Source_20_Text"><text:span text:style-name="T73">-in</text:span></text:span><text:span text:style-name="Source_20_Text"><text:span text:style-name="T72"> </text:span></text:span><text:span text:style-name="Source_20_Text"><text:span text:style-name="T71">arquivo-base-para-criptografar.txt</text:span></text:span><text:span text:style-name="Source_20_Text"><text:span text:style-name="T72"> </text:span></text:span><text:span text:style-name="Source_20_Text"><text:span text:style-name="T73">-out</text:span></text:span><text:span text:style-name="Source_20_Text"><text:span text:style-name="T72"> </text:span></text:span><text:span text:style-name="Source_20_Text"><text:span text:style-name="T71">arquivo-criptografado.enc</text:span></text:span></text:p>
            </text:list-item>
            <text:list-item>
              <text:p text:style-name="P32"><text:span text:style-name="Strong_20_Emphasis"><text:span text:style-name="T69">Descriptografar o arquivo</text:span></text:span><text:span text:style-name="T70">: </text:span><text:span text:style-name="Source_20_Text"><text:span text:style-name="T71">openssl</text:span></text:span><text:span text:style-name="Source_20_Text"><text:span text:style-name="T72"> enc </text:span></text:span><text:span text:style-name="Source_20_Text"><text:span text:style-name="T73">-d</text:span></text:span><text:span text:style-name="Source_20_Text"><text:span text:style-name="T72"> </text:span></text:span><text:span text:style-name="Source_20_Text"><text:span text:style-name="T73">-aes-256-cbc</text:span></text:span><text:span text:style-name="Source_20_Text"><text:span text:style-name="T72"> </text:span></text:span><text:span text:style-name="Source_20_Text"><text:span text:style-name="T73">-salt</text:span></text:span><text:span text:style-name="Source_20_Text"><text:span text:style-name="T72"> </text:span></text:span><text:span text:style-name="Source_20_Text"><text:span text:style-name="T73">-pbkdf2</text:span></text:span><text:span text:style-name="Source_20_Text"><text:span text:style-name="T72"> </text:span></text:span><text:span text:style-name="Source_20_Text"><text:span text:style-name="T73">-in</text:span></text:span><text:span text:style-name="Source_20_Text"><text:span text:style-name="T72"> </text:span></text:span><text:span text:style-name="Source_20_Text"><text:span text:style-name="T71">arquivo-criptografado</text:span></text:span><text:span text:style-name="Source_20_Text"><text:span text:style-name="T85">.enc</text:span></text:span><text:span text:style-name="Source_20_Text"><text:span text:style-name="T72"> </text:span></text:span><text:span text:style-name="Source_20_Text"><text:span text:style-name="T73">-out</text:span></text:span><text:span text:style-name="Source_20_Text"><text:span text:style-name="T72"> </text:span></text:span><text:span text:style-name="Source_20_Text"><text:span text:style-name="T71">arquivo-descriptografado</text:span></text:span><text:span text:style-name="Source_20_Text"><text:span text:style-name="T85">.txt</text:span></text:span></text:p>
            </text:list-item>
          </text:list>
        </text:list-item>
      </text:list>
      <text:list xml:id="list105404727244765" text:continue-list="list105404409400097" text:style-name="L12">
        <text:list-item>
          <text:p text:style-name="P27"><text:span text:style-name="Strong_20_Emphasis"><text:span text:style-name="T70">Testes e depuração de conexões HTTPS</text:span></text:span></text:p>
        </text:list-item>
      </text:list>
      <text:list text:style-name="L18">
        <text:list-item>
          <text:list>
            <text:list-item>
              <text:p text:style-name="P33"><text:span text:style-name="Strong_20_Emphasis"><text:span text:style-name="T69">Testar uma conexão TLS em um servidor </text:span></text:span><text:span text:style-name="Strong_20_Emphasis"><text:span text:style-name="T86">e Exibir informações detalhadas de um certificado de forma legível</text:span></text:span><text:span text:style-name="T70">:</text:span><text:span text:style-name="T87"> </text:span><text:span text:style-name="Source_20_Text"><text:span text:style-name="T88">openssl</text:span></text:span><text:span text:style-name="Source_20_Text"><text:span text:style-name="T89"> s_client </text:span></text:span><text:span text:style-name="Source_20_Text"><text:span text:style-name="T90">-connect</text:span></text:span><text:span text:style-name="Source_20_Text"><text:span text:style-name="T89"> </text:span></text:span><text:span text:style-name="Source_20_Text"><text:span text:style-name="T91">dominio.com.</text:span></text:span><text:span text:style-name="Source_20_Text"><text:span text:style-name="T88">br:443</text:span></text:span><text:span text:style-name="Source_20_Text"><text:span text:style-name="T89"> </text:span></text:span><text:span text:style-name="Source_20_Text"><text:span text:style-name="T92">|</text:span></text:span><text:span text:style-name="Source_20_Text"><text:span text:style-name="T89"> </text:span></text:span><text:span text:style-name="Source_20_Text"><text:span text:style-name="T88">openssl</text:span></text:span><text:span text:style-name="Source_20_Text"><text:span text:style-name="T89"> x509 </text:span></text:span><text:span text:style-name="Source_20_Text"><text:span text:style-name="T90">-text</text:span></text:span><text:span text:style-name="Source_20_Text"><text:span text:style-name="T89"> </text:span></text:span><text:span text:style-name="Source_20_Text"><text:span text:style-name="T90">-noout</text:span></text:span></text:p>
            </text:list-item>
          </text:list>
        </text:list-item>
      </text:list>
      <text:list text:continue-list="list105404727244765" text:style-name="L12">
        <text:list-item>
          <text:p text:style-name="P27"><text:span text:style-name="Strong_20_Emphasis"><text:span text:style-name="T70">Geração de números aleatórios</text:span></text:span></text:p>
        </text:list-item>
      </text:list>
      <text:list text:style-name="L19">
        <text:list-item>
          <text:list>
            <text:list-item>
              <text:p text:style-name="P34"><text:span text:style-name="Strong_20_Emphasis"><text:span text:style-name="T69">Gerar bytes aleatórios para testes</text:span></text:span><text:span text:style-name="T70">: </text:span><text:span text:style-name="Source_20_Text"><text:span text:style-name="T71">openssl</text:span></text:span><text:span text:style-name="Source_20_Text"><text:span text:style-name="T72"> rand </text:span></text:span><text:span text:style-name="Source_20_Text"><text:span text:style-name="T73">-hex </text:span></text:span><text:span text:style-name="Source_20_Text"><text:span text:style-name="T93">6</text:span></text:span></text:p>
            </text:list-item>
          </text:list>
        </text:list-item>
      </text:list>
      <text:h text:style-name="P25" text:outline-level="1"><text:span text:style-name="Strong_20_Emphasis"><text:span text:style-name="T60">Regedit</text:span></text:span></text:h>
      <text:p text:style-name="P35"><text:span text:style-name="T94">Regedit</text:span><text:span text:style-name="T70"> é uma interface gráfica </text:span><text:span text:style-name="T95">para interagir com o </text:span><text:span text:style-name="Strong_20_Emphasis"><text:span text:style-name="T70">Registro do Windows</text:span></text:span><text:span text:style-name="T70"> </text:span><text:span text:style-name="T95">que, por sua vez, é</text:span><text:span text:style-name="T70"> uma base de dados hierárquica onde o sistema armazena configurações e informações importantes para </text:span><text:span text:style-name="T95">o</text:span><text:span text:style-name="T70"> próprio sistema operacional; Drivers de dispositivos; Aplica</text:span><text:span text:style-name="T96">tivos instalados; Perfis de usuário.</text:span></text:p>
      <text:p text:style-name="P35"><text:span text:style-name="T97">O Regedit serve para </text:span><text:span text:style-name="Strong_20_Emphasis"><text:span text:style-name="T96">Corrigir erros ou comportamentos do sistema</text:span></text:span><text:span text:style-name="T96">; </text:span><text:span text:style-name="Strong_20_Emphasis"><text:span text:style-name="T96">Ativar/desativar funcionalidades ocultas</text:span></text:span><text:span text:style-name="T96"> do Windows; </text:span><text:span text:style-name="Strong_20_Emphasis"><text:span text:style-name="T96">Alterar configurações de programas</text:span></text:span><text:span text:style-name="T96"> que não têm interface gráfica para isso; </text:span><text:span text:style-name="Strong_20_Emphasis"><text:span text:style-name="T96">Fazer </text:span></text:span><text:span text:style-name="Emphasis"><text:span text:style-name="T98">a</text:span></text:span><text:span text:style-name="Emphasis"><text:span text:style-name="T99">justes</text:span></text:span><text:span text:style-name="Strong_20_Emphasis"><text:span text:style-name="T96"> de performance ou aparência</text:span></text:span><text:span text:style-name="T96">.</text:span></text:p>
      <text:h text:style-name="P25" text:outline-level="1"><text:span text:style-name="Strong_20_Emphasis"><text:span text:style-name="T60">Sistema de arquivos</text:span></text:span></text:h>
      <text:p text:style-name="P36"><text:span text:style-name="Strong_20_Emphasis"><text:span text:style-name="T100">File System</text:span></text:span><text:span text:style-name="T70"> é o componente do sistema operacional responsável pelo </text:span><text:span text:style-name="Strong_20_Emphasis"><text:span text:style-name="T70">gerenciamento dos arquivos</text:span></text:span><text:span text:style-name="T70">, abrangendo desde a organização lógica e hierárquica até a forma de acesso, proteção e recuperação dos dados armazenados em dispositivos </text:span><text:span text:style-name="T100">como HDs</text:span><text:span text:style-name="T70">, SSDs, pendrives etc.<text:line-break/></text:span>Em termos técnicos, é um <text:span text:style-name="Strong_20_Emphasis">conjunto de estruturas abstratas de dados</text:span> que permite ao sistema operacional controlar como os dados são armazenados e recuperados.<text:line-break/><text:span text:style-name="T101">Em termos simples, </text:span><text:span text:style-name="T102">é </text:span><text:span text:style-name="T103">como </text:span><text:span text:style-name="T102">um </text:span><text:span text:style-name="T104">mapa</text:span><text:span text:style-name="T102"> de utilização do disco. Graças a isto, o SO sabe onde determinado arquivo está.</text:span></text:p>
      <text:p text:style-name="P36"><text:span text:style-name="Strong_20_Emphasis">O que é um arquivo?<text:line-break/></text:span>Um <text:span text:style-name="Strong_20_Emphasis">arquivo</text:span> é uma unidade lógica de armazenamento, que contém dados com algum significado para o sistema ou para o usuário (ex: texto, imagem, áudio, executável).<text:line-break/>Todo arquivo possui: <text:span text:style-name="Strong_20_Emphasis">Nome</text:span> (referência do usuário); <text:span text:style-name="Strong_20_Emphasis">Atributos</text:span> (tipo, tamanho, permissões, datas de criação/modificação/acesso); <text:span text:style-name="Strong_20_Emphasis">Conteúdo</text:span></text:p>
      <text:p text:style-name="P36"><text:span text:style-name="Strong_20_Emphasis">Principais Sistemas de Arquivos:</text:span></text:p>
      <text:list text:style-name="L20">
        <text:list-item>
          <text:p text:style-name="P37"><text:span text:style-name="Strong_20_Emphasis"><text:span text:style-name="T103">FAT16 (File Allocation Table 16)</text:span></text:span><text:span text:style-name="T103">:</text:span></text:p>
          <text:list>
            <text:list-item>
              <text:p text:style-name="P38"><text:span text:style-name="T105">Muito antigo </text:span><text:span text:style-name="T106">porém c</text:span><text:span text:style-name="T105">ompatível</text:span> <text:span text:style-name="T105">com</text:span> todos os S<text:span text:style-name="T105">O</text:span>s;</text:p>
            </text:list-item>
            <text:list-item>
              <text:p text:style-name="P39"><text:span text:style-name="Strong_20_Emphasis">Limite de partição: 2 GB</text:span></text:p>
            </text:list-item>
            <text:list-item>
              <text:p text:style-name="P40">Capacidade de nomear os arquivos <text:span text:style-name="T106">ao limite de </text:span>8 caracteres + extensão;</text:p>
            </text:list-item>
            <text:list-item>
              <text:p text:style-name="P41"><text:span text:style-name="T103">Alta fragmentação e desperdício de espaço pois utiliza cluster de até 64KB então se um arquivo </text:span><text:span text:style-name="T107">for maior que 6</text:span><text:span text:style-name="T103">4 KB, ocupará mais de 1 cluster do disco e os KB restantes serão alocados, apesar de ficarem fisicamente vazios no cluster.</text:span></text:p>
            </text:list-item>
            <text:list-item>
              <text:p text:style-name="P41">Sem suporte a permissões, criptografia ou journaling.</text:p>
            </text:list-item>
          </text:list>
        </text:list-item>
        <text:list-item>
          <text:p text:style-name="P38"><text:span text:style-name="T108">FAT32</text:span>: </text:p>
          <text:list>
            <text:list-item>
              <text:p text:style-name="P39">Evolução do FAT16, mais eficiente.</text:p>
            </text:list-item>
            <text:list-item>
              <text:p text:style-name="P39"><text:soft-page-break/>Suporta <text:span text:style-name="Strong_20_Emphasis">partições até 2 TB</text:span> e <text:span text:style-name="Strong_20_Emphasis">arquivos até 4 GB</text:span>.</text:p>
            </text:list-item>
            <text:list-item>
              <text:p text:style-name="P39">Ainda amplamente compatível com diversos sistemas e dispositivos.</text:p>
            </text:list-item>
            <text:list-item>
              <text:p text:style-name="P39"><text:span text:style-name="Strong_20_Emphasis">Sem suporte a recursos avançados</text:span> (segurança, compressão, logs).</text:p>
            </text:list-item>
            <text:list-item>
              <text:p text:style-name="P39">Desempenho inferior ao NTFS (mais lento).</text:p>
            </text:list-item>
          </text:list>
        </text:list-item>
        <text:list-item>
          <text:p text:style-name="P42"><text:span text:style-name="Strong_20_Emphasis">exFAT (Extended File Allocation Table):</text:span></text:p>
          <text:list>
            <text:list-item>
              <text:p text:style-name="P42">Desenvolvido pela Microsoft (2006), otimizado para dispositivos flash <text:span text:style-name="T106">(portáteis como por exemplo pendrives, cartões Sds, SSDs) </text:span><text:span text:style-name="T109">pois obtém </text:span><text:span text:style-name="T110">melhores</text:span><text:span text:style-name="T111"> velocidades de leitura/gravação.</text:span></text:p>
            </text:list-item>
            <text:list-item>
              <text:p text:style-name="P42">Suporta <text:span text:style-name="Strong_20_Emphasis">arquivos maiores que 4 GB</text:span> e <text:span text:style-name="Strong_20_Emphasis">grandes volumes</text:span>.</text:p>
            </text:list-item>
            <text:list-item>
              <text:p text:style-name="P42"><text:span text:style-name="Strong_20_Emphasis">Compatível com Windows e, parcialmente, com Linux/macOS</text:span> (com drivers).</text:p>
            </text:list-item>
            <text:list-item>
              <text:p text:style-name="P42">Sem recursos de segurança ou journaling.</text:p>
            </text:list-item>
          </text:list>
        </text:list-item>
        <text:list-item>
          <text:p text:style-name="P43"><text:span text:style-name="T94">NTFS </text:span><text:span text:style-name="Strong_20_Emphasis"><text:span text:style-name="T112">(New Technology File System):</text:span></text:span></text:p>
          <text:list>
            <text:list-item>
              <text:p text:style-name="P44">Padrão moderno do Windows (desde o Windows NT), <text:span text:style-name="T113">sucessor do FAT32</text:span>.</text:p>
            </text:list-item>
            <text:list-item>
              <text:p text:style-name="P44"><text:span text:style-name="T108">Compatível apenas no Windows</text:span> (é somente leitura para Mac e Linux). <text:span text:style-name="T114">Portanto, é r</text:span><text:span text:style-name="T115">ecomendado para ser um disco interno de um sistema Windows,</text:span></text:p>
            </text:list-item>
            <text:list-item>
              <text:p text:style-name="P45"><text:span text:style-name="Strong_20_Emphasis"><text:span text:style-name="T115">Não recomendado para mídias removíveis</text:span></text:span><text:span text:style-name="T115"> pois, </text:span><text:span text:style-name="T116">c</text:span><text:span text:style-name="T115">aso seja usado em mídias, podem se corromper mais facilmente;</text:span></text:p>
            </text:list-item>
            <text:list-item>
              <text:p text:style-name="P46">Menos fragmentação; Melhor desempenho;</text:p>
            </text:list-item>
            <text:list-item>
              <text:p text:style-name="P47">Tem suporte a criptografia, indexação e compactação;</text:p>
            </text:list-item>
            <text:list-item>
              <text:p text:style-name="P48">Suporta redundância de dados, isto é, replicação, como o que é feito por sistemas RAID, por exemplo.</text:p>
            </text:list-item>
            <text:list-item>
              <text:p text:style-name="P49"><text:span text:style-name="T110">Suporta </text:span><text:span text:style-name="Strong_20_Emphasis"><text:span text:style-name="T110">Journaling</text:span></text:span><text:span text:style-name="T110"> via MFT (Master File Table). </text:span><text:span text:style-name="T117">Mais seguro pois, e</text:span><text:span text:style-name="T103">m caso de falhas, como o desligamento repentino do computador, o NTFS é capaz de reverter os dados à condição anterior ao incidente. </text:span><text:span text:style-name="T70">Isso é possível, em parte, porque, durante o processo de boot, o sistema operacional consulta um arquivo de log que registra todas as operações efetuadas e entra em ação ao identificar nele os pontos problemáticos. </text:span><text:span text:style-name="T118">Ele u</text:span><text:span text:style-name="T70">tiliza a tabela MFT (Master File Table) para registrar a utilização de cada cluster de um disco.</text:span></text:p>
            </text:list-item>
          </text:list>
        </text:list-item>
        <text:list-item>
          <text:p text:style-name="P50"><text:span text:style-name="T119">EXT</text:span><text:span text:style-name="T120">, </text:span><text:span text:style-name="T119">EXT2</text:span><text:span text:style-name="T120">, </text:span><text:span text:style-name="T119">EXT3</text:span><text:span text:style-name="T120">, </text:span><text:span text:style-name="T119">EXT4</text:span><text:span text:style-name="T120">:</text:span></text:p>
          <text:list>
            <text:list-item>
              <text:p text:style-name="P45"><text:span text:style-name="T113">S</text:span><text:span text:style-name="T121">ão nativos do Linux </text:span><text:span text:style-name="T122">e compatíveis somente nele</text:span><text:span text:style-name="T121">. Foram </text:span><text:span text:style-name="T120">projetados </text:span><text:span text:style-name="T121">para</text:span><text:span text:style-name="T105"> </text:span><text:span text:style-name="T121">promover</text:span><text:span text:style-name="T105"> </text:span>um sistema que respeita<text:span text:style-name="T122">s</text:span> a semântica UNIX (permissões, links simbólicos, etc). <text:span text:style-name="T113">Portanto, n</text:span><text:span text:style-name="T123">ão é c</text:span>ompatível com o Windows, Mac ou a maioria dos dispositivos de hardware</text:p>
            </text:list-item>
            <text:list-item>
              <text:p text:style-name="P51"><text:span text:style-name="T70">Possui um recurso de alta recuperabilidade chamado </text:span><text:span text:style-name="T124">j</text:span><text:span text:style-name="Emphasis"><text:span text:style-name="T124">ournaling</text:span></text:span><text:span text:style-name="T70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20" text:outline-level="1"><text:span text:style-name="Strong_20_Emphasis"><text:span text:style-name="T60">Compactando e descompactando arquivos com o tar</text:span></text:span></text:h>
      <text:p text:style-name="P26"><text:span text:style-name="T87">Quando nos deparamos com arquivos do tipo </text:span><text:span text:style-name="Source_20_Text"><text:span text:style-name="T125">.tar.gz</text:span></text:span><text:span text:style-name="T87">, significa que dois processos ocorreram. O primeiro é o </text:span><text:span text:style-name="Strong_20_Emphasis"><text:span text:style-name="T87">empacotamento </text:span></text:span><text:span text:style-name="T87">dos arquivos no formato </text:span><text:span text:style-name="Source_20_Text"><text:span text:style-name="T125">.tar</text:span></text:span><text:span text:style-name="T87">. O segundo processo é a </text:span><text:span text:style-name="Strong_20_Emphasis"><text:span text:style-name="T87">compactação </text:span></text:span><text:span text:style-name="T87">no formato </text:span><text:span text:style-name="Strong_20_Emphasis"><text:span text:style-name="T126">gzip</text:span></text:span><text:span text:style-name="T87">.</text:span></text:p>
      <text:p text:style-name="P26"><text:span text:style-name="T87">O </text:span><text:span text:style-name="Source_20_Text"><text:span text:style-name="T125">tar</text:span></text:span><text:span text:style-name="Source_20_Text"><text:span text:style-name="T87"> </text:span></text:span><text:span text:style-name="T87">apenas une todos os arquivos em um só. Mas o </text:span><text:span text:style-name="Source_20_Text"><text:span text:style-name="T125">tar</text:span></text:span><text:span text:style-name="Source_20_Text"><text:span text:style-name="T87"> </text:span></text:span><text:span text:style-name="T87">não aplica algoritmos de compactação para que o arquivo resultante fique menor. Para isso utilizamos um outro formato, como o </text:span><text:span text:style-name="Source_20_Text"><text:span text:style-name="T125">gzip</text:span></text:span><text:span text:style-name="T87">.</text:span></text:p>
      <text:p text:style-name="P26"><text:span text:style-name="T87">A vantagem é que o </text:span><text:span text:style-name="Source_20_Text"><text:span text:style-name="T125">tar</text:span></text:span><text:span text:style-name="Source_20_Text"><text:span text:style-name="T87"> </text:span></text:span><text:span text:style-name="T87">consegue manter as permissões dos arquivos, bem como links diretos e simbólicos, sendo interessante, por exemplo, para realizar </text:span><text:span text:style-name="Strong_20_Emphasis"><text:span text:style-name="T87">backups</text:span></text:span><text:span text:style-name="T87">.</text:span></text:p>
      <text:p text:style-name="P52"><text:span text:style-name="T87">Utilizamos o comando </text:span><text:span text:style-name="Source_20_Text"><text:span text:style-name="T125">tar</text:span></text:span><text:span text:style-name="Source_20_Text"><text:span text:style-name="T87"> </text:span></text:span><text:span text:style-name="T87">para realizar as compactações. </text:span><text:span text:style-name="T127">Por exemplo, a</text:span><text:span text:style-name="T87"> compactação do diretório </text:span><text:span text:style-name="Source_20_Text"><text:span text:style-name="T125">Projetos/</text:span></text:span><text:span text:style-name="Source_20_Text"><text:span text:style-name="T87"> </text:span></text:span><text:span text:style-name="T87">ficaria da seguinte forma: </text:span><text:span text:style-name="Source_20_Text"><text:span text:style-name="T128">tar -czf projetos.tar.gz Projetos/</text:span></text:span><text:span text:style-name="Source_20_Text"><text:span text:style-name="T129"><text:line-break/></text:span></text:span><text:span text:style-name="T87"><text:line-break/>A prime</text:span><text:span text:style-name="T130">i</text:span><text:span text:style-name="T87">ra coisa que você deve ter notado é que, diferente do </text:span><text:span text:style-name="T125">zip</text:span><text:span text:style-name="T87">, o comando </text:span><text:span text:style-name="Source_20_Text"><text:span text:style-name="T125">tar</text:span></text:span><text:span text:style-name="Source_20_Text"><text:span text:style-name="T87"> </text:span></text:span><text:span text:style-name="T87">não necessita do </text:span><text:span text:style-name="T130">parâmetro</text:span><text:span text:style-name="T87"> </text:span><text:span text:style-name="Source_20_Text"><text:span text:style-name="T125">-r</text:span></text:span><text:span text:style-name="T87">. Ele age de forma recursiva por padrão.<text:line-break/></text:span><text:span text:style-name="Strong_20_Emphasis"><text:span text:style-name="T131">O </text:span></text:span><text:span text:style-name="Strong_20_Emphasis"><text:span text:style-name="T132">parâmetro</text:span></text:span><text:span text:style-name="Strong_20_Emphasis"><text:span text:style-name="T87"> </text:span></text:span><text:span text:style-name="Source_20_Text"><text:span text:style-name="T125">-c</text:span></text:span><text:span text:style-name="Source_20_Text"><text:span text:style-name="T87"> </text:span></text:span><text:span text:style-name="Strong_20_Emphasis"><text:span text:style-name="T131">é de </text:span></text:span><text:span text:style-name="Strong_20_Emphasis"><text:span text:style-name="T133">create</text:span></text:span><text:span text:style-name="T87">, ou seja, para indicar que desejamos criar um arquivo.<text:line-break/>O </text:span><text:span text:style-name="T130">parâmetro</text:span><text:span text:style-name="T87"> </text:span><text:span text:style-name="Source_20_Text"><text:span text:style-name="T125">-z</text:span></text:span><text:span text:style-name="Source_20_Text"><text:span text:style-name="T87"> </text:span></text:span><text:span text:style-name="Strong_20_Emphasis"><text:span text:style-name="T131">indica que queremos compactar com</text:span></text:span><text:span text:style-name="Strong_20_Emphasis"><text:span text:style-name="T87"> </text:span></text:span><text:span text:style-name="Source_20_Text"><text:span text:style-name="T125">gzip</text:span></text:span><text:span text:style-name="T87">.<text:line-break/></text:span><text:span text:style-name="T130">O parâmetro</text:span><text:span text:style-name="T87"> </text:span><text:span text:style-name="Source_20_Text"><text:span text:style-name="T125">-f</text:span></text:span><text:span text:style-name="Source_20_Text"><text:span text:style-name="T87"> </text:span></text:span><text:span text:style-name="Strong_20_Emphasis"><text:span text:style-name="T131">(</text:span></text:span><text:span text:style-name="Emphasis"><text:span text:style-name="T134">file</text:span></text:span><text:span text:style-name="Strong_20_Emphasis"><text:span text:style-name="T131">)</text:span></text:span><text:span text:style-name="Strong_20_Emphasis"><text:span text:style-name="T87">, </text:span></text:span><text:span text:style-name="Strong_20_Emphasis"><text:span text:style-name="T131">para que o comando </text:span></text:span><text:span text:style-name="Strong_20_Emphasis"><text:span text:style-name="T135">crie </text:span></text:span><text:span text:style-name="Strong_20_Emphasis"><text:span text:style-name="T131">o arquivo </text:span></text:span><text:span text:style-name="Strong_20_Emphasis"><text:span text:style-name="T87">compactado</text:span></text:span><text:span text:style-name="T87">.</text:span></text:p>
      <text:p text:style-name="P26"><text:span text:style-name="T87">Para descompactar, basta utilizar o </text:span><text:span text:style-name="T130">parâmetro</text:span><text:span text:style-name="T87"> </text:span><text:span text:style-name="Source_20_Text"><text:span text:style-name="T133">-x</text:span></text:span><text:span text:style-name="Source_20_Text"><text:span text:style-name="T87"> </text:span></text:span><text:span text:style-name="T87">de </text:span><text:span text:style-name="T135">extract</text:span><text:span text:style-name="T87"> no lugar do </text:span><text:span text:style-name="Source_20_Text"><text:span text:style-name="T125">-c</text:span></text:span><text:span text:style-name="T87">. <text:line-break/>Exemplo: </text:span><text:span text:style-name="Source_20_Text"><text:span text:style-name="T128">$ tar -xzf projetos.tar.gz</text:span></text:span><text:span text:style-name="Source_20_Text"><text:span text:style-name="T129"><text:line-break/></text:span></text:span><text:span text:style-name="T87"><text:line-break/>O comando </text:span><text:span text:style-name="Source_20_Text"><text:span text:style-name="T125">tar</text:span></text:span><text:span text:style-name="T87">, ao contrário do </text:span><text:span text:style-name="Source_20_Text"><text:span text:style-name="T125">zip</text:span></text:span><text:span text:style-name="T87">, é silencioso (</text:span><text:span text:style-name="Strong_20_Emphasis"><text:span text:style-name="T87">quiet</text:span></text:span><text:span text:style-name="T87">) por padrão. Se quisermos que ele imprima os detalhes do que está fazendo, basta utilizar o argumento </text:span><text:span text:style-name="Source_20_Text"><text:span text:style-name="T87">-v </text:span></text:span><text:span text:style-name="Strong_20_Emphasis"><text:span text:style-name="T87">(verbose)</text:span></text:span><text:span text:style-name="T87">.</text:span></text:p>
      <text:p text:style-name="P26"><text:span text:style-name="Source_20_Text"><text:span text:style-name="T87">Se compararmos os tamanhos do arquivo </text:span></text:span><text:span text:style-name="Source_20_Text"><text:span text:style-name="T125">.zip</text:span></text:span><text:span text:style-name="Source_20_Text"><text:span text:style-name="T87"> e do </text:span></text:span><text:span text:style-name="Source_20_Text"><text:span text:style-name="T125">.tar.gz</text:span></text:span><text:span text:style-name="Source_20_Text"><text:span text:style-name="T87"> podemos perceber que o </text:span></text:span><text:span text:style-name="Source_20_Text"><text:span text:style-name="T125">.tar.gz</text:span></text:span><text:span text:style-name="Source_20_Text"><text:span text:style-name="T87"> fica menor, mas isso não necessariamente irá sempre ocorrer.</text:span></text:span></text:p>
      <text:p text:style-name="P26"><text:span text:style-name="Source_20_Text"><text:span text:style-name="T13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11:48:27.878000000</meta:creation-date>
    <dc:date>2025-06-11T10:54:02.882000000</dc:date>
    <meta:editing-duration>PT1H30M43S</meta:editing-duration>
    <meta:editing-cycles>13</meta:editing-cycles>
    <meta:generator>LibreOffice/24.8.6.2$Windows_X86_64 LibreOffice_project/6d98ba145e9a8a39fc57bcc76981d1fb1316c60c</meta:generator>
    <meta:document-statistic meta:table-count="0" meta:image-count="0" meta:object-count="0" meta:page-count="7" meta:paragraph-count="129" meta:word-count="2058" meta:character-count="14086" meta:non-whitespace-character-count="12208"/>
  </office:meta>
</office:document-meta>
</file>